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settings.xml"/>
  <manifest:file-entry manifest:media-type="application/vnd.oasis.opendocument.spreadsheet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settings.xml"/>
  <manifest:file-entry manifest:media-type="application/vnd.oasis.opendocument.spreadsheet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vnd.oasis.opendocument.spreadsheet" manifest:version="1.2" manifest:full-path="Object 54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meta.xml"/>
  <manifest:file-entry manifest:media-type="application/vnd.oasis.opendocument.chart" manifest:full-path="Object 55/"/>
  <manifest:file-entry manifest:media-type="text/xml" manifest:full-path="Object 56/content.xml"/>
  <manifest:file-entry manifest:media-type="text/xml" manifest:full-path="Object 56/styles.xml"/>
  <manifest:file-entry manifest:media-type="text/xml" manifest:full-path="Object 56/meta.xml"/>
  <manifest:file-entry manifest:media-type="application/vnd.oasis.opendocument.chart" manifest:full-path="Object 56/"/>
  <manifest:file-entry manifest:media-type="text/xml" manifest:full-path="Object 57/content.xml"/>
  <manifest:file-entry manifest:media-type="text/xml" manifest:full-path="Object 57/styles.xml"/>
  <manifest:file-entry manifest:media-type="text/xml" manifest:full-path="Object 57/meta.xml"/>
  <manifest:file-entry manifest:media-type="application/vnd.oasis.opendocument.chart" manifest:full-path="Object 57/"/>
  <manifest:file-entry manifest:media-type="text/xml" manifest:full-path="Object 58/content.xml"/>
  <manifest:file-entry manifest:media-type="text/xml" manifest:full-path="Object 58/styles.xml"/>
  <manifest:file-entry manifest:media-type="text/xml" manifest:full-path="Object 58/meta.xml"/>
  <manifest:file-entry manifest:media-type="application/vnd.oasis.opendocument.chart" manifest:full-path="Object 58/"/>
  <manifest:file-entry manifest:media-type="text/xml" manifest:full-path="Object 59/content.xml"/>
  <manifest:file-entry manifest:media-type="text/xml" manifest:full-path="Object 59/styles.xml"/>
  <manifest:file-entry manifest:media-type="text/xml" manifest:full-path="Object 59/meta.xml"/>
  <manifest:file-entry manifest:media-type="application/vnd.oasis.opendocument.chart" manifest:full-path="Object 59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settings.xml"/>
  <manifest:file-entry manifest:media-type="application/vnd.oasis.opendocument.spreadsheet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9049in" table:align="margins" style:writing-mode="lr-tb"/>
    </style:style>
    <style:style style:name="Table3.A" style:family="table-column">
      <style:table-column-properties style:column-width="2.9521in" style:rel-column-width="32767*"/>
    </style:style>
    <style:style style:name="Table3.B" style:family="table-column">
      <style:table-column-properties style:column-width="2.9528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9049in" table:align="margins" style:writing-mode="lr-tb"/>
    </style:style>
    <style:style style:name="Table4.A" style:family="table-column">
      <style:table-column-properties style:column-width="2.9521in" style:rel-column-width="32767*"/>
    </style:style>
    <style:style style:name="Table4.B" style:family="table-column">
      <style:table-column-properties style:column-width="2.9528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9049in" table:align="margins" style:writing-mode="lr-tb"/>
    </style:style>
    <style:style style:name="Table5.A" style:family="table-column">
      <style:table-column-properties style:column-width="2.9521in" style:rel-column-width="32763*"/>
    </style:style>
    <style:style style:name="Table5.B" style:family="table-column">
      <style:table-column-properties style:column-width="2.9528in" style:rel-column-width="32772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9049in" table:align="margins" style:writing-mode="lr-tb"/>
    </style:style>
    <style:style style:name="Table6.A" style:family="table-column">
      <style:table-column-properties style:column-width="2.9521in" style:rel-column-width="32767*"/>
    </style:style>
    <style:style style:name="Table6.B" style:family="table-column">
      <style:table-column-properties style:column-width="2.9528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 style:data-style-name="N116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9049in" table:align="margins" style:writing-mode="lr-tb"/>
    </style:style>
    <style:style style:name="Table7.A" style:family="table-column">
      <style:table-column-properties style:column-width="2.9521in" style:rel-column-width="32767*"/>
    </style:style>
    <style:style style:name="Table7.B" style:family="table-column">
      <style:table-column-properties style:column-width="2.9528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 style:data-style-name="N116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.9049in" table:align="margins" style:writing-mode="lr-tb"/>
    </style:style>
    <style:style style:name="Table8.A" style:family="table-column">
      <style:table-column-properties style:column-width="2.9521in" style:rel-column-width="32767*"/>
    </style:style>
    <style:style style:name="Table8.B" style:family="table-column">
      <style:table-column-properties style:column-width="2.9528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 style:data-style-name="N116">
      <style:table-cell-properties fo:padding="0.0382in" fo:border-left="0.0007in solid #000000" fo:border-right="none" fo:border-top="none" fo:border-bottom="0.0007in solid #000000"/>
    </style:style>
    <style:style style:name="Table8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5.9049in" table:align="margins" style:writing-mode="lr-tb"/>
    </style:style>
    <style:style style:name="Table9.A" style:family="table-column">
      <style:table-column-properties style:column-width="2.9521in" style:rel-column-width="32767*"/>
    </style:style>
    <style:style style:name="Table9.B" style:family="table-column">
      <style:table-column-properties style:column-width="2.9528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 style:data-style-name="N116">
      <style:table-cell-properties fo:padding="0.0382in" fo:border-left="0.0007in solid #000000" fo:border-right="none" fo:border-top="none" fo:border-bottom="0.0007in solid #000000"/>
    </style:style>
    <style:style style:name="Table9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1.9681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font-style="italic" fo:background-color="#ffff00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font-size="12pt" style:font-name-asian="Monospace" style:font-size-asian="12pt" style:font-name-complex="Monospace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fo:font-style="italic" fo:background-color="transparent" style:font-name-asian="Monospace" style:font-size-asian="12pt" style:font-style-asian="italic" style:font-name-complex="Monospace" style:font-size-complex="12pt" style:font-style-complex="italic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fo:font-style="normal" fo:background-color="transparent" style:font-name-asian="Monospace" style:font-size-asian="12pt" style:font-style-asian="normal" style:font-name-complex="Monospace" style:font-size-complex="12pt" style:font-style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Times New Roman" fo:font-size="12pt" fo:font-style="normal" fo:background-color="transparent" style:font-name-asian="Monospace" style:font-size-asian="12pt" style:font-style-asian="normal" style:font-name-complex="Monospace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text-position="sub 58%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text-position="sub 58%" style:font-name="Times New Roman" fo:font-size="12pt" style:font-name-asian="Monospace" style:font-size-asian="12pt" style:font-name-complex="Monospace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able_20_Contents">
      <style:paragraph-properties fo:text-align="start" style:justify-single-word="false"/>
      <style:text-properties style:font-name="DejaVu Sans1" fo:font-weight="bold" style:font-name-asian="Times New Roman" style:font-weight-asian="bold" style:font-name-complex="Times New Roman" style:font-weight-complex="bold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Contents_20_Heading" style:master-page-name="Standard">
      <style:paragraph-properties style:page-number="auto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use-window-font-color="true"/>
    </style:style>
    <style:style style:name="T5" style:family="text">
      <style:text-properties style:text-position="sub 58%"/>
    </style:style>
    <style:style style:name="T6" style:family="text">
      <style:text-properties style:font-name="DejaVu Sans1" style:font-name-asian="Times New Roman" style:font-name-complex="Times New Roman"/>
    </style:style>
    <style:style style:name="T7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4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ole-draw-aspect="1">
        <style:background-image/>
      </style:graphic-properties>
    </style:style>
    <style:style style:name="fr5" style:family="graphic" style:parent-style-name="OLE">
      <style:graphic-properties style:vertical-pos="from-top"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23">Índice de contenido</text:p>
          </text:index-title>
          <text:p text:style-name="P25">Introducción<text:tab/>2</text:p>
          <text:p text:style-name="P26">Objetivos: <text:tab/>2</text:p>
          <text:p text:style-name="P26">Resumen: <text:tab/>2</text:p>
          <text:p text:style-name="P25">Desarrollo:<text:tab/>4</text:p>
          <text:p text:style-name="P26">Conclusiones:<text:tab/>20</text:p>
        </text:index-body>
      </text:table-of-content>
      <text:h text:style-name="Heading_20_1" text:outline-level="1"/>
      <text:h text:style-name="P22" text:outline-level="1">Introducción</text:h>
      <text:p text:style-name="P6"/>
      <text:h text:style-name="Heading_20_2" text:outline-level="2">Objetivos: </text:h>
      <text:p text:style-name="P6"><text:s text:c="3"/>• <text:s text:c="2"/>Experimentar con el uso de métodos iterativos para la resolución de sistemas de </text:p>
      <text:p text:style-name="P6"><text:s text:c="7"/>ecuaciones lineales representados por matrices simétricas definidas positivas y </text:p>
      <text:p text:style-name="P6"><text:s text:c="7"/>tridiagonales en bloques (similares por ejemplo a los que se obtienen discretizando </text:p>
      <text:p text:style-name="P6"><text:s text:c="7"/>ecuaciones diferenciales por el método de diferencias finitas). </text:p>
      <text:p text:style-name="P6"><text:s text:c="3"/>• <text:s text:c="2"/>Verificar experimentalmente los resultados teóricos mediante estimaciones </text:p>
      <text:p text:style-name="P6"><text:s text:c="7"/>empíricas respecto de la velocidad de convergencia del proceso iterativo. </text:p>
      <text:p text:style-name="P6"/>
      <text:p text:style-name="P6"/>
      <text:h text:style-name="Heading_20_2" text:outline-level="2">Resumen: </text:h>
      <text:p text:style-name="P6"><text:tab/>Generar matrices cuadradas denominadas A6, A9 , A12 y A30 (donde el </text:p>
      <text:p text:style-name="P6">subíndice corresponde a la dimensión de las mismas).Dichas matrices son simétricas definidas positivas y presentan una estructura tridiagonal en bloques definidas a partir de submatrices de 3x3. Asimismo estas tres matrices sugieren un patrón para generar matrices An siendo n un multiplo de 3.</text:p>
      <text:p text:style-name="P6"/>
      <text:p text:style-name="P6"/>
      <text:p text:style-name="P6">a) Escribir un programa que permita aplicar el método SOR a sistemas de ecuaciones lineales representados por An xn = bn (donde el subíndice identifica la </text:p>
      <text:p text:style-name="P6">dimensión del sistema). Las matrices serán implementadas computacinalmente, evitando, en general, el paso por valores nulos</text:p>
      <text:p text:style-name="P6"/>
      <text:p text:style-name="P6">b) Para n = 6, 9, 12 y 30 calcular los vectores bn tal que correspondan a los casos en </text:p>
      <text:p text:style-name="P6">que la solución xn tenga todas sus componentes iguales a 1. </text:p>
      <text:p text:style-name="P6"/>
      <text:p text:style-name="P6"/>
      <text:p text:style-name="P6">c)Para los cuatro sistemas anteriores, obtener soluciones con una precisión relativa RTOL= 0.001 aplicando el método de Gauss Seidel <text:s/>y arrancando el proceso iterativo considerando nulas todas las componentes de x(0) </text:p>
      <text:p text:style-name="P6"/>
      <text:p text:style-name="P6">d) Repetir el punto c) aplicando ahora el método SOR utilizando para cada sistema de </text:p>
      <text:p text:style-name="P6">ecuaciones distintos valores de ω comprendidos entre 1 y 2 <text:s/>y graficar la cantidad de iteraciones requeridas para alcanzar la precisión pedida en función del parámetro de sobrerelajación ω. </text:p>
      <text:p text:style-name="P6"/>
      <text:p text:style-name="P6">e)Estimar para cada sistema de ecuaciones el valor de ω que minimiza el número de </text:p>
      <text:p text:style-name="P6">iteraciones requeridas (ωóptimo). Estimar al menos dos decimales de este.</text:p>
      <text:p text:style-name="P6"/>
      <text:p text:style-name="P6">f)Sabiendo que la solución exacta x tiene todas sus componentes iguales a uno estimar </text:p>
      <text:p text:style-name="P6">el radio espectral del método de Gauss Seidel sobre la base de la siguiente expresión </text:p>
      <text:p text:style-name="P6"><text:soft-page-break/></text:p>
      <text:p text:style-name="P6"><draw:frame draw:style-name="fr1" draw:name="Objeto15" text:anchor-type="as-char" svg:width="1.6945in" svg:height="0.2327in" draw:z-index="11"><draw:object xlink:href="./Object 41" xlink:type="simple" xlink:show="embed" xlink:actuate="onLoad"/><draw:image xlink:href="./ObjectReplacements/Object 41" xlink:type="simple" xlink:show="embed" xlink:actuate="onLoad"/></draw:frame></text:p>
      <text:p text:style-name="P6"/>
      <text:p text:style-name="P6">g)Calcular para cada sistema de ecuaciones el valor de (ωóptimo) a partir de las </text:p>
      <text:p text:style-name="P6">estimaciones del radio espectral de la matriz de iteración de Gauss Seidel (ρGS) </text:p>
      <text:p text:style-name="P6">obtenidos en el punto f).Comparar con los resultados obtenidos en el punto e) anterior explicitando las conclusiones correspondientes.</text:p>
      <text:p text:style-name="P6"/>
      <text:h text:style-name="Heading_20_1" text:outline-level="1"/>
      <text:h text:style-name="P22" text:outline-level="1">Desarrollo:</text:h>
      <text:p text:style-name="P6">a) El programa permite aplicar el método SOR a cualquier sistema de ecuaciones lineales representados por <draw:frame draw:style-name="fr1" draw:name="Object5" text:anchor-type="as-char" svg:width="0.7563in" svg:height="0.2083in" draw:z-index="12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En particular en este trabajo sólo lo aplicará a matrices<draw:frame draw:style-name="fr1" draw:name="Object6" text:anchor-type="as-char" svg:width="0.2508in" svg:height="0.2083in" draw:z-index="13"><draw:object xlink:href="./Object 19" xlink:type="simple" xlink:show="embed" xlink:actuate="onLoad"/><draw:image xlink:href="./ObjectReplacements/Object 19" xlink:type="simple" xlink:show="embed" xlink:actuate="onLoad"/></draw:frame>cuadradas tridiagonales en bloques, donde n será 6, 9, 12 y 30.</text:p>
      <text:p text:style-name="Standard"/>
      <text:p text:style-name="Standard">La matriz<draw:frame draw:style-name="fr1" draw:name="Object8" text:anchor-type="as-char" svg:width="0.2508in" svg:height="0.2083in" draw:z-index="14"><draw:object xlink:href="./Object 21" xlink:type="simple" xlink:show="embed" xlink:actuate="onLoad"/><draw:image xlink:href="./ObjectReplacements/Object 21" xlink:type="simple" xlink:show="embed" xlink:actuate="onLoad"/></draw:frame>será formada utilizando bloques de las siguientes matrices cuadradas de dimensión 3:</text:p>
      <text:p text:style-name="Standard"/>
      <text:p text:style-name="Standard"><draw:frame draw:style-name="fr1" draw:name="Objeto1" text:anchor-type="as-char" svg:width="1.4409in" svg:height="0.6543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to3" text:anchor-type="as-char" svg:y="-0.389in" svg:width="1.5228in" svg:height="1.3465in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to2" text:anchor-type="as-char" svg:y="-0.2953in" svg:width="1.4252in" svg:height="0.6571in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to4" text:anchor-type="as-char" svg:y="-0.389in" svg:width="1.5236in" svg:height="1.346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Entonces las<draw:frame draw:style-name="fr1" draw:name="Object7" text:anchor-type="as-char" svg:width="0.2508in" svg:height="0.2083in" draw:z-index="15"><draw:object xlink:href="./Object 20" xlink:type="simple" xlink:show="embed" xlink:actuate="onLoad"/><draw:image xlink:href="./ObjectReplacements/Object 20" xlink:type="simple" xlink:show="embed" xlink:actuate="onLoad"/></draw:frame>quedarán formadas de la siguiente manera:</text:p>
      <text:p text:style-name="Standard"/>
      <text:p text:style-name="Standard"><text:soft-page-break/><draw:frame draw:style-name="fr1" draw:name="Objeto5" text:anchor-type="as-char" svg:width="1.0366in" svg:height="0.4925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6" text:anchor-type="as-char" svg:width="1.3764in" svg:height="0.739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o7" text:anchor-type="as-char" svg:width="1.7654in" svg:height="0.9846in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8" text:anchor-type="as-char" svg:width="3.8035in" svg:height="2.4626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/>
      <text:p text:style-name="Standard">El programa nunca implementará la matriz<draw:frame draw:style-name="fr1" draw:name="Object9" text:anchor-type="as-char" svg:width="0.2508in" svg:height="0.2083in" draw:z-index="16"><draw:object xlink:href="./Object 22" xlink:type="simple" xlink:show="embed" xlink:actuate="onLoad"/><draw:image xlink:href="./ObjectReplacements/Object 22" xlink:type="simple" xlink:show="embed" xlink:actuate="onLoad"/></draw:frame>en su totalidad, gracias su naturaleza, solo se generarán tres vectores que representan las diagon<text:span text:style-name="T4">ales que contienen valores, despreciando el resto de las diagonales con sólo ceros.</text:span></text:p>
      <text:p text:style-name="Standard"/>
      <text:p text:style-name="Standard">Partiendo del ejemplo con<draw:frame draw:style-name="fr1" draw:name="Objeto10" text:anchor-type="as-char" svg:width="0.2484in" svg:height="0.2083in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1" draw:name="Objeto9" text:anchor-type="as-char" svg:width="3.7492in" svg:height="3.35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Crearemos sólo 3 vectores <text:s/>que representen a toda la matriz:</text:p>
      <text:p text:style-name="Standard"><text:soft-page-break/></text:p>
      <text:p text:style-name="Standard"><draw:frame draw:style-name="fr1" draw:name="Objeto11" text:anchor-type="as-char" svg:width="3.1181in" svg:height="0.886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b) Los vectores solución hallados en el caso de que todas las componentes del vector incógnica x sean iguales a 1, son:</text:p>
      <text:p text:style-name="Standard"/>
      <text:p text:style-name="Standard"><draw:frame draw:style-name="fr1" draw:name="Object34" text:anchor-type="as-char" svg:width="2.4252in" svg:height="0.4311in" draw:z-index="24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<draw:frame draw:style-name="fr1" draw:name="Object35" text:anchor-type="as-char" svg:width="3.1362in" svg:height="0.4319in" draw:z-index="25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/>
      <text:p text:style-name="Standard"><draw:frame draw:style-name="fr1" draw:name="Object36" text:anchor-type="as-char" svg:width="3.9256in" svg:height="0.4319in" draw:z-index="35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/>
      <text:p text:style-name="Standard"><draw:frame draw:style-name="fr1" draw:name="Object37" text:anchor-type="as-char" svg:width="5.7602in" svg:height="0.2874in" draw:z-index="36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/>
      <text:p text:style-name="Standard"/>
      <text:p text:style-name="P3"/>
      <text:p text:style-name="Standard">c) Para los 4 sistemas de ecuaciones generados obtenemos las soluciones, ahora con una precisión relativa seteada por nosotros y no la usada por defecto del programa, en este caso RTOL = 0,001.</text:p>
      <text:p text:style-name="Standard">En este método se utilizará Gauss Seidel, por lo que además se <text:span text:style-name="T2">seteará</text:span> <text:span text:style-name="T1"><draw:frame draw:style-name="fr1" draw:name="Object18" text:anchor-type="as-char" svg:width="0.4327in" svg:height="0.1839in" draw:z-index="43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"/>
      <text:p text:style-name="P2">Arrancando con una semilla <draw:frame draw:style-name="fr1" draw:name="Object19" text:anchor-type="as-char" svg:width="0.2264in" svg:height="0.2083in" draw:z-index="44"><draw:object xlink:href="./Object 32" xlink:type="simple" xlink:show="embed" xlink:actuate="onLoad"/><draw:image xlink:href="./ObjectReplacements/Object 32" xlink:type="simple" xlink:show="embed" xlink:actuate="onLoad"/></draw:frame> vector con todos elementos nulos, iterará hasta cumplir la Precisión relativa pedida. Para esto usa el siguiente método de convergencia:</text:p>
      <text:p text:style-name="P2"/>
      <text:p text:style-name="P2"><text:s text:c="3"/><draw:frame draw:style-name="fr1" draw:name="Objeto12" text:anchor-type="as-char" svg:width="2.4047in" svg:height="0.4555in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Standard">Resultados para A<text:span text:style-name="T5">6</text:span> (precisión obtenida luego de 12 iteraciones)</text:p>
      <text:p text:style-name="P4"><draw:frame draw:style-name="fr3" draw:name="Object38" text:anchor-type="as-char" svg:width="5.1772in" svg:height="1.5098in" draw:z-index="45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/>
      <text:p text:style-name="Standard">Resultados para A<text:span text:style-name="T5">9</text:span> (precisión obtenida luego de 16 iteraciones)</text:p>
      <text:p text:style-name="P4"><text:soft-page-break/><draw:frame draw:style-name="fr4" draw:name="Object20" text:anchor-type="as-char" svg:width="5.1772in" svg:height="2.1409in" draw:z-index="46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/>
      <text:p text:style-name="Standard">Resultados para A<text:span text:style-name="T5">12</text:span> (precisión obtenida luego de 18 iteraciones)</text:p>
      <text:p text:style-name="P4"><draw:frame draw:style-name="fr3" draw:name="Object39" text:anchor-type="as-char" svg:width="5.1772in" svg:height="2.7717in" draw:z-index="47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/>
      <text:p text:style-name="Standard">Resultados para A<text:span text:style-name="T5">30</text:span> (precisión obtenida luego de 22 iteraciones)</text:p>
      <text:p text:style-name="P4"><text:soft-page-break/><draw:frame draw:style-name="fr3" draw:name="Object40" text:anchor-type="as-char" svg:width="5.1772in" svg:height="6.5575in" draw:z-index="48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/>
      <text:p text:style-name="Standard"/>
      <text:p text:style-name="P20">d) Ahora se aplicará el método SOR pero se irá seteando el<draw:frame draw:style-name="fr1" draw:name="Object21" text:anchor-type="as-char" svg:width="0.2102in" svg:height="0.1839in" draw:z-index="18"><draw:object xlink:href="./Object 34" xlink:type="simple" xlink:show="embed" xlink:actuate="onLoad"/><draw:image xlink:href="./ObjectReplacements/Object 34" xlink:type="simple" xlink:show="embed" xlink:actuate="onLoad"/></draw:frame>para valores entre 1 y 2. Este programa lo hará para 20 valores distintos.</text:p>
      <text:p text:style-name="Standard">Al graficar los<draw:frame draw:style-name="fr1" draw:name="Object22" text:anchor-type="as-char" svg:width="0.2102in" svg:height="0.1839in" draw:z-index="19"><draw:object xlink:href="./Object 35" xlink:type="simple" xlink:show="embed" xlink:actuate="onLoad"/><draw:image xlink:href="./ObjectReplacements/Object 35" xlink:type="simple" xlink:show="embed" xlink:actuate="onLoad"/></draw:frame>de acuerdo con las iteraciones se podrá observar qué gráfica se tiende a formar, además de apreciar entre qué valores podrá estar el<draw:frame draw:style-name="fr1" draw:name="Object23" text:anchor-type="as-char" svg:width="0.4898in" svg:height="0.2091in" draw:z-index="20"><draw:object xlink:href="./Object 36" xlink:type="simple" xlink:show="embed" xlink:actuate="onLoad"/><draw:image xlink:href="./ObjectReplacements/Object 36" xlink:type="simple" xlink:show="embed" xlink:actuate="onLoad"/></draw:frame>para este sistema:</text:p>
      <text:p text:style-name="Standard"/>
      <text:p text:style-name="Standard"><text:span text:style-name="T7">Cálculo del parámetro de sobrerelajación p</text:span>ara A<text:span text:style-name="T5">6</text:span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ω</text:p>
          </table:table-cell>
          <table:table-cell table:style-name="Table2.B1" office:value-type="string">
            <text:p text:style-name="P13">Número de iteraciones</text:p>
          </table:table-cell>
        </table:table-row>
        <table:table-row>
          <table:table-cell table:style-name="Table2.A2" office:value-type="string">
            <text:p text:style-name="P12">1,00</text:p>
          </table:table-cell>
          <table:table-cell table:style-name="Table2.B2" office:value-type="float" office:value="12">
            <text:p text:style-name="P12">12</text:p>
          </table:table-cell>
        </table:table-row>
        <table:table-row>
          <table:table-cell table:style-name="Table2.A2" office:value-type="string">
            <text:p text:style-name="P12">1,05</text:p>
          </table:table-cell>
          <table:table-cell table:style-name="Table2.B2" office:value-type="float" office:value="11">
            <text:p text:style-name="P12">11</text:p>
          </table:table-cell>
        </table:table-row>
        <table:table-row>
          <table:table-cell table:style-name="Table2.A2" office:value-type="string">
            <text:p text:style-name="P12">1,10</text:p>
          </table:table-cell>
          <table:table-cell table:style-name="Table2.B2" office:value-type="float" office:value="9">
            <text:p text:style-name="P12">9</text:p>
          </table:table-cell>
        </table:table-row>
        <table:table-row>
          <table:table-cell table:style-name="Table2.A2" office:value-type="string">
            <text:p text:style-name="P12">1,15</text:p>
          </table:table-cell>
          <table:table-cell table:style-name="Table2.B2" office:value-type="float" office:value="8">
            <text:p text:style-name="P12">8</text:p>
          </table:table-cell>
        </table:table-row>
        <table:table-row>
          <table:table-cell table:style-name="Table2.A2" office:value-type="string">
            <text:p text:style-name="P14">1,20</text:p>
          </table:table-cell>
          <table:table-cell table:style-name="Table2.B2" office:value-type="float" office:value="7">
            <text:p text:style-name="P14">7</text:p>
          </table:table-cell>
        </table:table-row>
        <table:table-row>
          <table:table-cell table:style-name="Table2.A2" office:value-type="string">
            <text:p text:style-name="P14">1,25</text:p>
          </table:table-cell>
          <table:table-cell table:style-name="Table2.B2" office:value-type="float" office:value="7">
            <text:p text:style-name="P14">7</text:p>
          </table:table-cell>
        </table:table-row>
        <table:table-row>
          <table:table-cell table:style-name="Table2.A2" office:value-type="string">
            <text:p text:style-name="P12">1,30</text:p>
          </table:table-cell>
          <table:table-cell table:style-name="Table2.B2" office:value-type="float" office:value="8">
            <text:p text:style-name="P12">8</text:p>
          </table:table-cell>
        </table:table-row>
        <table:table-row>
          <table:table-cell table:style-name="Table2.A2" office:value-type="string">
            <text:p text:style-name="P12">1,35</text:p>
          </table:table-cell>
          <table:table-cell table:style-name="Table2.B2" office:value-type="float" office:value="9">
            <text:p text:style-name="P12">9</text:p>
          </table:table-cell>
        </table:table-row>
        <table:table-row>
          <table:table-cell table:style-name="Table2.A2" office:value-type="string">
            <text:p text:style-name="P12">1,40</text:p>
          </table:table-cell>
          <table:table-cell table:style-name="Table2.B2" office:value-type="float" office:value="10">
            <text:p text:style-name="P12">10</text:p>
          </table:table-cell>
        </table:table-row>
        <table:table-row>
          <table:table-cell table:style-name="Table2.A2" office:value-type="string">
            <text:p text:style-name="P12">1,45</text:p>
          </table:table-cell>
          <table:table-cell table:style-name="Table2.B2" office:value-type="float" office:value="11">
            <text:p text:style-name="P12">11</text:p>
          </table:table-cell>
        </table:table-row>
        <table:table-row>
          <table:table-cell table:style-name="Table2.A2" office:value-type="string">
            <text:p text:style-name="P12">1,50</text:p>
          </table:table-cell>
          <table:table-cell table:style-name="Table2.B2" office:value-type="float" office:value="13">
            <text:p text:style-name="P12">13</text:p>
          </table:table-cell>
        </table:table-row>
        <table:table-row>
          <table:table-cell table:style-name="Table2.A2" office:value-type="string">
            <text:p text:style-name="P12">1,55</text:p>
          </table:table-cell>
          <table:table-cell table:style-name="Table2.B2" office:value-type="float" office:value="15">
            <text:p text:style-name="P12">15</text:p>
          </table:table-cell>
        </table:table-row>
        <table:table-row>
          <table:table-cell table:style-name="Table2.A2" office:value-type="string">
            <text:p text:style-name="P12">1,60</text:p>
          </table:table-cell>
          <table:table-cell table:style-name="Table2.B2" office:value-type="float" office:value="16">
            <text:p text:style-name="P12">16</text:p>
          </table:table-cell>
        </table:table-row>
        <table:table-row>
          <table:table-cell table:style-name="Table2.A2" office:value-type="string">
            <text:p text:style-name="P12">1,65</text:p>
          </table:table-cell>
          <table:table-cell table:style-name="Table2.B2" office:value-type="float" office:value="19">
            <text:p text:style-name="P12">19</text:p>
          </table:table-cell>
        </table:table-row>
        <table:table-row>
          <table:table-cell table:style-name="Table2.A2" office:value-type="string">
            <text:p text:style-name="P12">1,70</text:p>
          </table:table-cell>
          <table:table-cell table:style-name="Table2.B2" office:value-type="float" office:value="22">
            <text:p text:style-name="P12">22</text:p>
          </table:table-cell>
        </table:table-row>
        <table:table-row>
          <table:table-cell table:style-name="Table2.A2" office:value-type="string">
            <text:p text:style-name="P12">1,75</text:p>
          </table:table-cell>
          <table:table-cell table:style-name="Table2.B2" office:value-type="float" office:value="27">
            <text:p text:style-name="P12">27</text:p>
          </table:table-cell>
        </table:table-row>
        <table:table-row>
          <table:table-cell table:style-name="Table2.A2" office:value-type="string">
            <text:p text:style-name="P12">1,80</text:p>
          </table:table-cell>
          <table:table-cell table:style-name="Table2.B2" office:value-type="float" office:value="35">
            <text:p text:style-name="P12">35</text:p>
          </table:table-cell>
        </table:table-row>
        <table:table-row>
          <table:table-cell table:style-name="Table2.A2" office:value-type="string">
            <text:p text:style-name="P12">1,85</text:p>
          </table:table-cell>
          <table:table-cell table:style-name="Table2.B2" office:value-type="float" office:value="46">
            <text:p text:style-name="P12">46</text:p>
          </table:table-cell>
        </table:table-row>
        <table:table-row>
          <table:table-cell table:style-name="Table2.A2" office:value-type="string">
            <text:p text:style-name="P12">1,90</text:p>
          </table:table-cell>
          <table:table-cell table:style-name="Table2.B2" office:value-type="float" office:value="69">
            <text:p text:style-name="P12">69</text:p>
          </table:table-cell>
        </table:table-row>
        <table:table-row>
          <table:table-cell table:style-name="Table2.A2" office:value-type="string">
            <text:p text:style-name="P12">1,95</text:p>
          </table:table-cell>
          <table:table-cell table:style-name="Table2.B2" office:value-type="float" office:value="147">
            <text:p text:style-name="P12">147</text:p>
          </table:table-cell>
        </table:table-row>
      </table:table>
      <text:p text:style-name="P8"/>
      <text:p text:style-name="P8"/>
      <text:p text:style-name="P8">El <text:span text:style-name="T6">ω</text:span> que minimiza el número de iteraciones está entre 1,175 y 1,275.</text:p>
      <text:p text:style-name="P8"/>
      <text:p text:style-name="P8"/>
      <text:p text:style-name="P19">Gráficamente:</text:p>
      <text:p text:style-name="P8"/>
      <text:p text:style-name="P8"/>
      <text:p text:style-name="P8"><draw:frame draw:style-name="fr3" draw:name="Object24" text:anchor-type="as-char" svg:width="4.7228in" style:rel-width="80%" svg:height="4.1402in" style:rel-height="scale" draw:z-index="49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8"/>
      <text:p text:style-name="P16"/>
      <text:p text:style-name="Standard"><text:span text:style-name="T7">Cálculo del parámetro de sobrerelajación p</text:span>ara A<text:span text:style-name="T5">9</text:span>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ω</text:p>
          </table:table-cell>
          <table:table-cell table:style-name="Table3.B1" office:value-type="string">
            <text:p text:style-name="P13">Número de iteraciones</text:p>
          </table:table-cell>
        </table:table-row>
        <table:table-row>
          <table:table-cell table:style-name="Table3.A2" office:value-type="string">
            <text:p text:style-name="P12">1,00</text:p>
          </table:table-cell>
          <table:table-cell table:style-name="Table3.B2" office:value-type="float" office:value="16">
            <text:p text:style-name="P12">16</text:p>
          </table:table-cell>
        </table:table-row>
        <table:table-row>
          <table:table-cell table:style-name="Table3.A2" office:value-type="string">
            <text:p text:style-name="P12">1,05</text:p>
          </table:table-cell>
          <table:table-cell table:style-name="Table3.B2" office:value-type="float" office:value="14">
            <text:p text:style-name="P12">14</text:p>
          </table:table-cell>
        </table:table-row>
        <table:table-row>
          <table:table-cell table:style-name="Table3.A2" office:value-type="string">
            <text:p text:style-name="P12">1,10</text:p>
          </table:table-cell>
          <table:table-cell table:style-name="Table3.B2" office:value-type="float" office:value="13">
            <text:p text:style-name="P12">13</text:p>
          </table:table-cell>
        </table:table-row>
        <table:table-row>
          <table:table-cell table:style-name="Table3.A2" office:value-type="string">
            <text:p text:style-name="P12">1,15</text:p>
          </table:table-cell>
          <table:table-cell table:style-name="Table3.B2" office:value-type="float" office:value="12">
            <text:p text:style-name="P12">12</text:p>
          </table:table-cell>
        </table:table-row>
        <table:table-row>
          <table:table-cell table:style-name="Table3.A2" office:value-type="string">
            <text:p text:style-name="P12">1,20</text:p>
          </table:table-cell>
          <table:table-cell table:style-name="Table3.B2" office:value-type="float" office:value="10">
            <text:p text:style-name="P12">10</text:p>
          </table:table-cell>
        </table:table-row>
        <table:table-row>
          <table:table-cell table:style-name="Table3.A2" office:value-type="string">
            <text:p text:style-name="P14">1,25</text:p>
          </table:table-cell>
          <table:table-cell table:style-name="Table3.B2" office:value-type="float" office:value="9">
            <text:p text:style-name="P14">9</text:p>
          </table:table-cell>
        </table:table-row>
        <table:table-row>
          <table:table-cell table:style-name="Table3.A2" office:value-type="string">
            <text:p text:style-name="P14">1,30</text:p>
          </table:table-cell>
          <table:table-cell table:style-name="Table3.B2" office:value-type="float" office:value="9">
            <text:p text:style-name="P14">9</text:p>
          </table:table-cell>
        </table:table-row>
        <table:table-row>
          <table:table-cell table:style-name="Table3.A2" office:value-type="string">
            <text:p text:style-name="P14">1,35</text:p>
          </table:table-cell>
          <table:table-cell table:style-name="Table3.B2" office:value-type="float" office:value="9">
            <text:p text:style-name="P14">9</text:p>
          </table:table-cell>
        </table:table-row>
        <table:table-row>
          <table:table-cell table:style-name="Table3.A2" office:value-type="string">
            <text:p text:style-name="P12">1,40</text:p>
          </table:table-cell>
          <table:table-cell table:style-name="Table3.B2" office:value-type="float" office:value="10">
            <text:p text:style-name="P12">10</text:p>
          </table:table-cell>
        </table:table-row>
        <table:table-row>
          <table:table-cell table:style-name="Table3.A2" office:value-type="string">
            <text:p text:style-name="P12">1,45</text:p>
          </table:table-cell>
          <table:table-cell table:style-name="Table3.B2" office:value-type="float" office:value="11">
            <text:p text:style-name="P12">11</text:p>
          </table:table-cell>
        </table:table-row>
        <table:table-row>
          <table:table-cell table:style-name="Table3.A2" office:value-type="string">
            <text:p text:style-name="P12">1,50</text:p>
          </table:table-cell>
          <table:table-cell table:style-name="Table3.B2" office:value-type="float" office:value="13">
            <text:p text:style-name="P12">13</text:p>
          </table:table-cell>
        </table:table-row>
        <text:soft-page-break/>
        <table:table-row>
          <table:table-cell table:style-name="Table3.A2" office:value-type="string">
            <text:p text:style-name="P12">1,55</text:p>
          </table:table-cell>
          <table:table-cell table:style-name="Table3.B2" office:value-type="float" office:value="14">
            <text:p text:style-name="P12">14</text:p>
          </table:table-cell>
        </table:table-row>
        <table:table-row>
          <table:table-cell table:style-name="Table3.A2" office:value-type="string">
            <text:p text:style-name="P12">1,60</text:p>
          </table:table-cell>
          <table:table-cell table:style-name="Table3.B2" office:value-type="float" office:value="16">
            <text:p text:style-name="P12">16</text:p>
          </table:table-cell>
        </table:table-row>
        <table:table-row>
          <table:table-cell table:style-name="Table3.A2" office:value-type="string">
            <text:p text:style-name="P12">1,65</text:p>
          </table:table-cell>
          <table:table-cell table:style-name="Table3.B2" office:value-type="float" office:value="21">
            <text:p text:style-name="P12">21</text:p>
          </table:table-cell>
        </table:table-row>
        <table:table-row>
          <table:table-cell table:style-name="Table3.A2" office:value-type="string">
            <text:p text:style-name="P12">1,70</text:p>
          </table:table-cell>
          <table:table-cell table:style-name="Table3.B2" office:value-type="float" office:value="22">
            <text:p text:style-name="P12">22</text:p>
          </table:table-cell>
        </table:table-row>
        <table:table-row>
          <table:table-cell table:style-name="Table3.A2" office:value-type="string">
            <text:p text:style-name="P12">1,75</text:p>
          </table:table-cell>
          <table:table-cell table:style-name="Table3.B2" office:value-type="float" office:value="28">
            <text:p text:style-name="P12">28</text:p>
          </table:table-cell>
        </table:table-row>
        <table:table-row>
          <table:table-cell table:style-name="Table3.A2" office:value-type="string">
            <text:p text:style-name="P12">1,80</text:p>
          </table:table-cell>
          <table:table-cell table:style-name="Table3.B2" office:value-type="float" office:value="35">
            <text:p text:style-name="P12">35</text:p>
          </table:table-cell>
        </table:table-row>
        <table:table-row>
          <table:table-cell table:style-name="Table3.A2" office:value-type="string">
            <text:p text:style-name="P12">1,85</text:p>
          </table:table-cell>
          <table:table-cell table:style-name="Table3.B2" office:value-type="float" office:value="47">
            <text:p text:style-name="P12">47</text:p>
          </table:table-cell>
        </table:table-row>
        <table:table-row>
          <table:table-cell table:style-name="Table3.A2" office:value-type="string">
            <text:p text:style-name="P12">1,90</text:p>
          </table:table-cell>
          <table:table-cell table:style-name="Table3.B2" office:value-type="float" office:value="73">
            <text:p text:style-name="P12">73</text:p>
          </table:table-cell>
        </table:table-row>
        <table:table-row>
          <table:table-cell table:style-name="Table3.A2" office:value-type="string">
            <text:p text:style-name="P12">1,95</text:p>
          </table:table-cell>
          <table:table-cell table:style-name="Table3.B2" office:value-type="float" office:value="147">
            <text:p text:style-name="P12">147</text:p>
          </table:table-cell>
        </table:table-row>
      </table:table>
      <text:p text:style-name="P8"/>
      <text:p text:style-name="P8"/>
      <text:p text:style-name="P8">El <text:span text:style-name="T6">ω</text:span> que minimiza el número de iteraciones está entre 1,225 y 1,375.</text:p>
      <text:p text:style-name="P8"/>
      <text:p text:style-name="P8">Gráficamente:</text:p>
      <text:p text:style-name="P8"/>
      <text:p text:style-name="P8"/>
      <text:p text:style-name="P8"><draw:frame draw:style-name="fr3" draw:name="Object41" text:anchor-type="as-char" svg:width="4.7228in" style:rel-width="80%" svg:height="4.1402in" style:rel-height="scale" draw:z-index="50"><draw:object xlink:href="./Object 37" xlink:type="simple" xlink:show="embed" xlink:actuate="onLoad"/><draw:image xlink:href="./ObjectReplacements/Object 37" xlink:type="simple" xlink:show="embed" xlink:actuate="onLoad"/></draw:frame></text:p>
      <text:p text:style-name="P8"/>
      <text:p text:style-name="P8"/>
      <text:p text:style-name="Standard"><text:span text:style-name="T7"/></text:p>
      <text:p text:style-name="P20"><text:span text:style-name="T7">Cálculo del parámetro de sobrerelajación p</text:span>ara A<text:span text:style-name="T5">12</text:span></text:p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ω</text:p>
          </table:table-cell>
          <table:table-cell table:style-name="Table4.B1" office:value-type="string">
            <text:p text:style-name="P13">Número de iteraciones</text:p>
          </table:table-cell>
        </table:table-row>
        <table:table-row>
          <table:table-cell table:style-name="Table4.A2" office:value-type="string">
            <text:p text:style-name="P12">1,00</text:p>
          </table:table-cell>
          <table:table-cell table:style-name="Table4.B2" office:value-type="float" office:value="18">
            <text:p text:style-name="P12">18</text:p>
          </table:table-cell>
        </table:table-row>
        <table:table-row>
          <table:table-cell table:style-name="Table4.A2" office:value-type="string">
            <text:p text:style-name="P12">1,05</text:p>
          </table:table-cell>
          <table:table-cell table:style-name="Table4.B2" office:value-type="float" office:value="16">
            <text:p text:style-name="P12">16</text:p>
          </table:table-cell>
        </table:table-row>
        <table:table-row>
          <table:table-cell table:style-name="Table4.A2" office:value-type="string">
            <text:p text:style-name="P12">1,10</text:p>
          </table:table-cell>
          <table:table-cell table:style-name="Table4.B2" office:value-type="float" office:value="15">
            <text:p text:style-name="P12">15</text:p>
          </table:table-cell>
        </table:table-row>
        <table:table-row>
          <table:table-cell table:style-name="Table4.A2" office:value-type="string">
            <text:p text:style-name="P12">1,15</text:p>
          </table:table-cell>
          <table:table-cell table:style-name="Table4.B2" office:value-type="float" office:value="14">
            <text:p text:style-name="P12">14</text:p>
          </table:table-cell>
        </table:table-row>
        <table:table-row>
          <table:table-cell table:style-name="Table4.A2" office:value-type="string">
            <text:p text:style-name="P12">1,20</text:p>
          </table:table-cell>
          <table:table-cell table:style-name="Table4.B2" office:value-type="float" office:value="12">
            <text:p text:style-name="P12">12</text:p>
          </table:table-cell>
        </table:table-row>
        <table:table-row>
          <table:table-cell table:style-name="Table4.A2" office:value-type="string">
            <text:p text:style-name="P12">1,25</text:p>
          </table:table-cell>
          <table:table-cell table:style-name="Table4.B2" office:value-type="float" office:value="11">
            <text:p text:style-name="P12">11</text:p>
          </table:table-cell>
        </table:table-row>
        <table:table-row>
          <table:table-cell table:style-name="Table4.A2" office:value-type="string">
            <text:p text:style-name="P14">1,30</text:p>
          </table:table-cell>
          <table:table-cell table:style-name="Table4.B2" office:value-type="float" office:value="9">
            <text:p text:style-name="P14">9</text:p>
          </table:table-cell>
        </table:table-row>
        <table:table-row>
          <table:table-cell table:style-name="Table4.A2" office:value-type="string">
            <text:p text:style-name="P12">1,35</text:p>
          </table:table-cell>
          <table:table-cell table:style-name="Table4.B2" office:value-type="float" office:value="10">
            <text:p text:style-name="P12">10</text:p>
          </table:table-cell>
        </table:table-row>
        <table:table-row>
          <table:table-cell table:style-name="Table4.A2" office:value-type="string">
            <text:p text:style-name="P12">1,40</text:p>
          </table:table-cell>
          <table:table-cell table:style-name="Table4.B2" office:value-type="float" office:value="10">
            <text:p text:style-name="P12">10</text:p>
          </table:table-cell>
        </table:table-row>
        <table:table-row>
          <table:table-cell table:style-name="Table4.A2" office:value-type="string">
            <text:p text:style-name="P12">1,45</text:p>
          </table:table-cell>
          <table:table-cell table:style-name="Table4.B2" office:value-type="float" office:value="12">
            <text:p text:style-name="P12">12</text:p>
          </table:table-cell>
        </table:table-row>
        <table:table-row>
          <table:table-cell table:style-name="Table4.A2" office:value-type="string">
            <text:p text:style-name="P12">1,50</text:p>
          </table:table-cell>
          <table:table-cell table:style-name="Table4.B2" office:value-type="float" office:value="13">
            <text:p text:style-name="P12">13</text:p>
          </table:table-cell>
        </table:table-row>
        <table:table-row>
          <table:table-cell table:style-name="Table4.A2" office:value-type="string">
            <text:p text:style-name="P12">1,55</text:p>
          </table:table-cell>
          <table:table-cell table:style-name="Table4.B2" office:value-type="float" office:value="15">
            <text:p text:style-name="P12">15</text:p>
          </table:table-cell>
        </table:table-row>
        <table:table-row>
          <table:table-cell table:style-name="Table4.A2" office:value-type="string">
            <text:p text:style-name="P12">1,60</text:p>
          </table:table-cell>
          <table:table-cell table:style-name="Table4.B2" office:value-type="float" office:value="17">
            <text:p text:style-name="P12">17</text:p>
          </table:table-cell>
        </table:table-row>
        <table:table-row>
          <table:table-cell table:style-name="Table4.A2" office:value-type="string">
            <text:p text:style-name="P12">1,65</text:p>
          </table:table-cell>
          <table:table-cell table:style-name="Table4.B2" office:value-type="float" office:value="21">
            <text:p text:style-name="P12">21</text:p>
          </table:table-cell>
        </table:table-row>
        <table:table-row>
          <table:table-cell table:style-name="Table4.A2" office:value-type="string">
            <text:p text:style-name="P12">1,70</text:p>
          </table:table-cell>
          <table:table-cell table:style-name="Table4.B2" office:value-type="float" office:value="22">
            <text:p text:style-name="P12">22</text:p>
          </table:table-cell>
        </table:table-row>
        <table:table-row>
          <table:table-cell table:style-name="Table4.A2" office:value-type="string">
            <text:p text:style-name="P12">1,75</text:p>
          </table:table-cell>
          <table:table-cell table:style-name="Table4.B2" office:value-type="float" office:value="27">
            <text:p text:style-name="P12">27</text:p>
          </table:table-cell>
        </table:table-row>
        <table:table-row>
          <table:table-cell table:style-name="Table4.A2" office:value-type="string">
            <text:p text:style-name="P12">1,80</text:p>
          </table:table-cell>
          <table:table-cell table:style-name="Table4.B2" office:value-type="float" office:value="35">
            <text:p text:style-name="P12">35</text:p>
          </table:table-cell>
        </table:table-row>
        <table:table-row>
          <table:table-cell table:style-name="Table4.A2" office:value-type="string">
            <text:p text:style-name="P12">1,85</text:p>
          </table:table-cell>
          <table:table-cell table:style-name="Table4.B2" office:value-type="float" office:value="48">
            <text:p text:style-name="P12">48</text:p>
          </table:table-cell>
        </table:table-row>
        <table:table-row>
          <table:table-cell table:style-name="Table4.A2" office:value-type="string">
            <text:p text:style-name="P12">1,90</text:p>
          </table:table-cell>
          <table:table-cell table:style-name="Table4.B2" office:value-type="float" office:value="70">
            <text:p text:style-name="P12">70</text:p>
          </table:table-cell>
        </table:table-row>
        <table:table-row>
          <table:table-cell table:style-name="Table4.A2" office:value-type="string">
            <text:p text:style-name="P12">1,95</text:p>
          </table:table-cell>
          <table:table-cell table:style-name="Table4.B2" office:value-type="float" office:value="143">
            <text:p text:style-name="P12">143</text:p>
          </table:table-cell>
        </table:table-row>
      </table:table>
      <text:p text:style-name="P8"/>
      <text:p text:style-name="P8"/>
      <text:p text:style-name="P8">El <text:span text:style-name="T6">ω</text:span> que minimiza el número de iteraciones está entre 1,275 y 1,325.</text:p>
      <text:p text:style-name="P8"/>
      <text:p text:style-name="P8"/>
      <text:p text:style-name="P19">Gráficamente:</text:p>
      <text:p text:style-name="P8"/>
      <text:p text:style-name="P8"/>
      <text:p text:style-name="P17"><draw:frame draw:style-name="fr3" draw:name="Object42" text:anchor-type="as-char" svg:width="4.7228in" style:rel-width="80%" svg:height="4.1402in" style:rel-height="scale" draw:z-index="51"><draw:object xlink:href="./Object 55" xlink:type="simple" xlink:show="embed" xlink:actuate="onLoad"/><draw:image xlink:href="./ObjectReplacements/Object 55" xlink:type="simple" xlink:show="embed" xlink:actuate="onLoad"/></draw:frame></text:p>
      <text:p text:style-name="P17"/>
      <text:p text:style-name="P17"/>
      <text:p text:style-name="Standard"><text:span text:style-name="T7">Cálculo del parámetro de sobrerelajación p</text:span>ara A<text:span text:style-name="T5">30</text:span>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ω</text:p>
          </table:table-cell>
          <table:table-cell table:style-name="Table5.B1" office:value-type="string">
            <text:p text:style-name="P13">Número de iteraciones</text:p>
          </table:table-cell>
        </table:table-row>
        <table:table-row>
          <table:table-cell table:style-name="Table5.A2" office:value-type="string">
            <text:p text:style-name="P12">1,00</text:p>
          </table:table-cell>
          <table:table-cell table:style-name="Table5.B2" office:value-type="float" office:value="22">
            <text:p text:style-name="P12">22</text:p>
          </table:table-cell>
        </table:table-row>
        <table:table-row>
          <table:table-cell table:style-name="Table5.A2" office:value-type="string">
            <text:p text:style-name="P12">1,05</text:p>
          </table:table-cell>
          <table:table-cell table:style-name="Table5.B2" office:value-type="float" office:value="20">
            <text:p text:style-name="P12">20</text:p>
          </table:table-cell>
        </table:table-row>
        <table:table-row>
          <table:table-cell table:style-name="Table5.A2" office:value-type="string">
            <text:p text:style-name="P12">1,10</text:p>
          </table:table-cell>
          <table:table-cell table:style-name="Table5.B2" office:value-type="float" office:value="19">
            <text:p text:style-name="P12">19</text:p>
          </table:table-cell>
        </table:table-row>
        <table:table-row>
          <table:table-cell table:style-name="Table5.A2" office:value-type="string">
            <text:p text:style-name="P12">1,15</text:p>
          </table:table-cell>
          <table:table-cell table:style-name="Table5.B2" office:value-type="float" office:value="17">
            <text:p text:style-name="P12">17</text:p>
          </table:table-cell>
        </table:table-row>
        <table:table-row>
          <table:table-cell table:style-name="Table5.A2" office:value-type="string">
            <text:p text:style-name="P12">1,20</text:p>
          </table:table-cell>
          <table:table-cell table:style-name="Table5.B2" office:value-type="float" office:value="16">
            <text:p text:style-name="P12">16</text:p>
          </table:table-cell>
        </table:table-row>
        <table:table-row>
          <table:table-cell table:style-name="Table5.A2" office:value-type="string">
            <text:p text:style-name="P12">1,25</text:p>
          </table:table-cell>
          <table:table-cell table:style-name="Table5.B2" office:value-type="float" office:value="14">
            <text:p text:style-name="P12">14</text:p>
          </table:table-cell>
        </table:table-row>
        <table:table-row>
          <table:table-cell table:style-name="Table5.A2" office:value-type="string">
            <text:p text:style-name="P14">1,30</text:p>
          </table:table-cell>
          <table:table-cell table:style-name="Table5.B2" office:value-type="float" office:value="13">
            <text:p text:style-name="P14">13</text:p>
          </table:table-cell>
        </table:table-row>
        <table:table-row>
          <table:table-cell table:style-name="Table5.A2" office:value-type="string">
            <text:p text:style-name="P14">1,35</text:p>
          </table:table-cell>
          <table:table-cell table:style-name="Table5.B2" office:value-type="float" office:value="13">
            <text:p text:style-name="P14">13</text:p>
          </table:table-cell>
        </table:table-row>
        <table:table-row>
          <table:table-cell table:style-name="Table5.A2" office:value-type="string">
            <text:p text:style-name="P12">1,40</text:p>
          </table:table-cell>
          <table:table-cell table:style-name="Table5.B2" office:value-type="float" office:value="14">
            <text:p text:style-name="P12">14</text:p>
          </table:table-cell>
        </table:table-row>
        <table:table-row>
          <table:table-cell table:style-name="Table5.A2" office:value-type="string">
            <text:p text:style-name="P12">1,45</text:p>
          </table:table-cell>
          <table:table-cell table:style-name="Table5.B2" office:value-type="float" office:value="15">
            <text:p text:style-name="P12">15</text:p>
          </table:table-cell>
        </table:table-row>
        <table:table-row>
          <table:table-cell table:style-name="Table5.A2" office:value-type="string">
            <text:p text:style-name="P12">1,50</text:p>
          </table:table-cell>
          <table:table-cell table:style-name="Table5.B2" office:value-type="float" office:value="16">
            <text:p text:style-name="P12">16</text:p>
          </table:table-cell>
        </table:table-row>
        <text:soft-page-break/>
        <table:table-row>
          <table:table-cell table:style-name="Table5.A2" office:value-type="string">
            <text:p text:style-name="P12">1,55</text:p>
          </table:table-cell>
          <table:table-cell table:style-name="Table5.B2" office:value-type="float" office:value="18">
            <text:p text:style-name="P12">18</text:p>
          </table:table-cell>
        </table:table-row>
        <table:table-row>
          <table:table-cell table:style-name="Table5.A2" office:value-type="string">
            <text:p text:style-name="P12">1,60</text:p>
          </table:table-cell>
          <table:table-cell table:style-name="Table5.B2" office:value-type="float" office:value="19">
            <text:p text:style-name="P12">19</text:p>
          </table:table-cell>
        </table:table-row>
        <table:table-row>
          <table:table-cell table:style-name="Table5.A2" office:value-type="string">
            <text:p text:style-name="P12">1,65</text:p>
          </table:table-cell>
          <table:table-cell table:style-name="Table5.B2" office:value-type="float" office:value="21">
            <text:p text:style-name="P12">21</text:p>
          </table:table-cell>
        </table:table-row>
        <table:table-row>
          <table:table-cell table:style-name="Table5.A2" office:value-type="string">
            <text:p text:style-name="P12">1,70</text:p>
          </table:table-cell>
          <table:table-cell table:style-name="Table5.B2" office:value-type="float" office:value="24">
            <text:p text:style-name="P12">24</text:p>
          </table:table-cell>
        </table:table-row>
        <table:table-row>
          <table:table-cell table:style-name="Table5.A2" office:value-type="string">
            <text:p text:style-name="P12">1,75</text:p>
          </table:table-cell>
          <table:table-cell table:style-name="Table5.B2" office:value-type="float" office:value="28">
            <text:p text:style-name="P12">28</text:p>
          </table:table-cell>
        </table:table-row>
        <table:table-row>
          <table:table-cell table:style-name="Table5.A2" office:value-type="string">
            <text:p text:style-name="P12">1,80</text:p>
          </table:table-cell>
          <table:table-cell table:style-name="Table5.B2" office:value-type="float" office:value="38">
            <text:p text:style-name="P12">38</text:p>
          </table:table-cell>
        </table:table-row>
        <table:table-row>
          <table:table-cell table:style-name="Table5.A2" office:value-type="string">
            <text:p text:style-name="P12">1,85</text:p>
          </table:table-cell>
          <table:table-cell table:style-name="Table5.B2" office:value-type="float" office:value="48">
            <text:p text:style-name="P12">48</text:p>
          </table:table-cell>
        </table:table-row>
        <table:table-row>
          <table:table-cell table:style-name="Table5.A2" office:value-type="string">
            <text:p text:style-name="P12">1,90</text:p>
          </table:table-cell>
          <table:table-cell table:style-name="Table5.B2" office:value-type="float" office:value="75">
            <text:p text:style-name="P12">75</text:p>
          </table:table-cell>
        </table:table-row>
        <table:table-row>
          <table:table-cell table:style-name="Table5.A2" office:value-type="string">
            <text:p text:style-name="P12">1,95</text:p>
          </table:table-cell>
          <table:table-cell table:style-name="Table5.B2" office:value-type="float" office:value="150">
            <text:p text:style-name="P12">150</text:p>
          </table:table-cell>
        </table:table-row>
      </table:table>
      <text:p text:style-name="P8"/>
      <text:p text:style-name="P8"/>
      <text:p text:style-name="P8">El <text:span text:style-name="T6">ω</text:span> que minimiza el número de iteraciones está entre 1,275 y 1,375.</text:p>
      <text:p text:style-name="P8"/>
      <text:p text:style-name="P8">Gráficamente:</text:p>
      <text:p text:style-name="P8"/>
      <text:p text:style-name="P8"/>
      <text:p text:style-name="P17"><draw:frame draw:style-name="fr3" draw:name="Object43" text:anchor-type="as-char" svg:width="4.7228in" style:rel-width="80%" svg:height="4.1402in" style:rel-height="scale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7"/>
      <text:p text:style-name="P7"/>
      <text:p text:style-name="P7"/>
      <text:p text:style-name="P7"><text:soft-page-break/><text:span text:style-name="T3">e) Tras reducir el espectro de posibles valores de</text:span><text:span text:style-name="T3"><draw:frame draw:style-name="fr1" draw:name="Object25" text:anchor-type="as-char" svg:width="0.2102in" svg:height="0.1839in" draw:z-index="21"><draw:object xlink:href="./Object 38" xlink:type="simple" xlink:show="embed" xlink:actuate="onLoad"/><draw:image xlink:href="./ObjectReplacements/Object 38" xlink:type="simple" xlink:show="embed" xlink:actuate="onLoad"/></draw:frame></text:span><text:span text:style-name="T3">que minimicen el número de iteraciones, aumentamos la precisión y probamos nuevamente, pero sólo para valores comprendidos entre el nuevo rango obtenido en el punto anterior.</text:span></text:p>
      <text:p text:style-name="P7"><text:span text:style-name="T3">En cursiva está marcado el</text:span><text:span text:style-name="T3"><draw:frame draw:style-name="fr1" draw:name="Object47" text:anchor-type="as-char" svg:width="0.4898in" svg:height="0.2091in" draw:z-index="55"><draw:object xlink:href="./Object 60" xlink:type="simple" xlink:show="embed" xlink:actuate="onLoad"/><draw:image xlink:href="./ObjectReplacements/Object 60" xlink:type="simple" xlink:show="embed" xlink:actuate="onLoad"/></draw:frame></text:span><text:span text:style-name="T3">para cada matriz. En el caso de que el número de iteraciones se repita, el algoritmo automáticamente selecciona la primera ocurrencia de esa cantidad de iteraciones.</text:span></text:p>
      <text:p text:style-name="P8"/>
      <text:p text:style-name="Standard"><text:span text:style-name="T7"/></text:p>
      <text:p text:style-name="P20"><text:span text:style-name="T7">Cálculo p</text:span>ara A<text:span text:style-name="T5">6</text:span>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ω</text:p>
          </table:table-cell>
          <table:table-cell table:style-name="Table6.B1" office:value-type="string">
            <text:p text:style-name="P13">Número de iteraciones</text:p>
          </table:table-cell>
        </table:table-row>
        <table:table-row>
          <table:table-cell table:style-name="Table6.A2" office:value-type="float" office:value="1.175">
            <text:p text:style-name="P14">1.175</text:p>
          </table:table-cell>
          <table:table-cell table:style-name="Table6.B2" office:value-type="float" office:value="13">
            <text:p text:style-name="P14">13</text:p>
          </table:table-cell>
        </table:table-row>
        <table:table-row>
          <table:table-cell table:style-name="Table6.A2" office:value-type="float" office:value="1.18">
            <text:p text:style-name="P12">1.180</text:p>
          </table:table-cell>
          <table:table-cell table:style-name="Table6.B2" office:value-type="float" office:value="14">
            <text:p text:style-name="P12">14</text:p>
          </table:table-cell>
        </table:table-row>
        <table:table-row>
          <table:table-cell table:style-name="Table6.A2" office:value-type="float" office:value="1.185">
            <text:p text:style-name="P12">1.185</text:p>
          </table:table-cell>
          <table:table-cell table:style-name="Table6.B2" office:value-type="float" office:value="14">
            <text:p text:style-name="P12">14</text:p>
          </table:table-cell>
        </table:table-row>
        <table:table-row>
          <table:table-cell table:style-name="Table6.A2" office:value-type="float" office:value="1.19">
            <text:p text:style-name="P12">1.190</text:p>
          </table:table-cell>
          <table:table-cell table:style-name="Table6.B2" office:value-type="float" office:value="14">
            <text:p text:style-name="P12">14</text:p>
          </table:table-cell>
        </table:table-row>
        <table:table-row>
          <table:table-cell table:style-name="Table6.A2" office:value-type="float" office:value="1.195">
            <text:p text:style-name="P12">1.195</text:p>
          </table:table-cell>
          <table:table-cell table:style-name="Table6.B2" office:value-type="float" office:value="15">
            <text:p text:style-name="P12">15</text:p>
          </table:table-cell>
        </table:table-row>
        <table:table-row>
          <table:table-cell table:style-name="Table6.A2" office:value-type="float" office:value="1.2">
            <text:p text:style-name="P12">1.200</text:p>
          </table:table-cell>
          <table:table-cell table:style-name="Table6.B2" office:value-type="float" office:value="15">
            <text:p text:style-name="P12">15</text:p>
          </table:table-cell>
        </table:table-row>
        <table:table-row>
          <table:table-cell table:style-name="Table6.A2" office:value-type="float" office:value="1.205">
            <text:p text:style-name="P12">1.205</text:p>
          </table:table-cell>
          <table:table-cell table:style-name="Table6.B2" office:value-type="float" office:value="15">
            <text:p text:style-name="P12">15</text:p>
          </table:table-cell>
        </table:table-row>
        <table:table-row>
          <table:table-cell table:style-name="Table6.A2" office:value-type="float" office:value="1.21">
            <text:p text:style-name="P12">1.210</text:p>
          </table:table-cell>
          <table:table-cell table:style-name="Table6.B2" office:value-type="float" office:value="15">
            <text:p text:style-name="P12">15</text:p>
          </table:table-cell>
        </table:table-row>
        <table:table-row>
          <table:table-cell table:style-name="Table6.A2" office:value-type="float" office:value="1.215">
            <text:p text:style-name="P12">1.215</text:p>
          </table:table-cell>
          <table:table-cell table:style-name="Table6.B2" office:value-type="float" office:value="15">
            <text:p text:style-name="P12">15</text:p>
          </table:table-cell>
        </table:table-row>
        <table:table-row>
          <table:table-cell table:style-name="Table6.A2" office:value-type="float" office:value="1.22">
            <text:p text:style-name="P12">1.220</text:p>
          </table:table-cell>
          <table:table-cell table:style-name="Table6.B2" office:value-type="float" office:value="15">
            <text:p text:style-name="P12">15</text:p>
          </table:table-cell>
        </table:table-row>
        <table:table-row>
          <table:table-cell table:style-name="Table6.A2" office:value-type="float" office:value="1.225">
            <text:p text:style-name="P12">1.225</text:p>
          </table:table-cell>
          <table:table-cell table:style-name="Table6.B2" office:value-type="float" office:value="16">
            <text:p text:style-name="P12">16</text:p>
          </table:table-cell>
        </table:table-row>
        <table:table-row>
          <table:table-cell table:style-name="Table6.A2" office:value-type="float" office:value="1.23">
            <text:p text:style-name="P12">1.230</text:p>
          </table:table-cell>
          <table:table-cell table:style-name="Table6.B2" office:value-type="float" office:value="16">
            <text:p text:style-name="P12">16</text:p>
          </table:table-cell>
        </table:table-row>
        <table:table-row>
          <table:table-cell table:style-name="Table6.A2" office:value-type="float" office:value="1.235">
            <text:p text:style-name="P12">1.235</text:p>
          </table:table-cell>
          <table:table-cell table:style-name="Table6.B2" office:value-type="float" office:value="16">
            <text:p text:style-name="P12">16</text:p>
          </table:table-cell>
        </table:table-row>
        <table:table-row>
          <table:table-cell table:style-name="Table6.A2" office:value-type="float" office:value="1.24">
            <text:p text:style-name="P12">1.240</text:p>
          </table:table-cell>
          <table:table-cell table:style-name="Table6.B2" office:value-type="float" office:value="16">
            <text:p text:style-name="P12">16</text:p>
          </table:table-cell>
        </table:table-row>
        <table:table-row>
          <table:table-cell table:style-name="Table6.A2" office:value-type="float" office:value="1.245">
            <text:p text:style-name="P12">1.245</text:p>
          </table:table-cell>
          <table:table-cell table:style-name="Table6.B2" office:value-type="float" office:value="16">
            <text:p text:style-name="P12">16</text:p>
          </table:table-cell>
        </table:table-row>
        <table:table-row>
          <table:table-cell table:style-name="Table6.A2" office:value-type="float" office:value="1.25">
            <text:p text:style-name="P12">1.250</text:p>
          </table:table-cell>
          <table:table-cell table:style-name="Table6.B2" office:value-type="float" office:value="16">
            <text:p text:style-name="P12">16</text:p>
          </table:table-cell>
        </table:table-row>
        <table:table-row>
          <table:table-cell table:style-name="Table6.A2" office:value-type="float" office:value="1.255">
            <text:p text:style-name="P12">1.255</text:p>
          </table:table-cell>
          <table:table-cell table:style-name="Table6.B2" office:value-type="float" office:value="17">
            <text:p text:style-name="P12">17</text:p>
          </table:table-cell>
        </table:table-row>
        <table:table-row>
          <table:table-cell table:style-name="Table6.A2" office:value-type="float" office:value="1.26">
            <text:p text:style-name="P12">1.260</text:p>
          </table:table-cell>
          <table:table-cell table:style-name="Table6.B2" office:value-type="float" office:value="17">
            <text:p text:style-name="P12">17</text:p>
          </table:table-cell>
        </table:table-row>
        <table:table-row>
          <table:table-cell table:style-name="Table6.A2" office:value-type="float" office:value="1.265">
            <text:p text:style-name="P12">1.265</text:p>
          </table:table-cell>
          <table:table-cell table:style-name="Table6.B2" office:value-type="float" office:value="17">
            <text:p text:style-name="P12">17</text:p>
          </table:table-cell>
        </table:table-row>
        <table:table-row>
          <table:table-cell table:style-name="Table6.A2" office:value-type="float" office:value="1.27">
            <text:p text:style-name="P12">1.270</text:p>
          </table:table-cell>
          <table:table-cell table:style-name="Table6.B2" office:value-type="float" office:value="17">
            <text:p text:style-name="P12">17</text:p>
          </table:table-cell>
        </table:table-row>
        <table:table-row>
          <table:table-cell table:style-name="Table6.A2" office:value-type="float" office:value="1.275">
            <text:p text:style-name="P12">1.275</text:p>
          </table:table-cell>
          <table:table-cell table:style-name="Table6.B2" office:value-type="float" office:value="17">
            <text:p text:style-name="P12">17</text:p>
          </table:table-cell>
        </table:table-row>
      </table:table>
      <text:p text:style-name="P8"/>
      <text:p text:style-name="P8"><text:soft-page-break/><draw:frame draw:style-name="fr3" draw:name="Object4" text:anchor-type="as-char" svg:width="4.7228in" style:rel-width="80%" svg:height="4.1402in" style:rel-height="scale" draw:z-index="5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/>
      <text:p text:style-name="P17"/>
      <text:p text:style-name="Standard"><text:span text:style-name="T7">Cálculo p</text:span>ara A<text:span text:style-name="T5">9</text:span></text:p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ω</text:p>
          </table:table-cell>
          <table:table-cell table:style-name="Table7.B1" office:value-type="string">
            <text:p text:style-name="P13">Número de iteraciones</text:p>
          </table:table-cell>
        </table:table-row>
        <table:table-row>
          <table:table-cell table:style-name="Table7.A2" office:value-type="float" office:value="1.225">
            <text:p text:style-name="P12">1.225</text:p>
          </table:table-cell>
          <table:table-cell table:style-name="Table7.B2" office:value-type="float" office:value="20">
            <text:p text:style-name="P12">20</text:p>
          </table:table-cell>
        </table:table-row>
        <table:table-row>
          <table:table-cell table:style-name="Table7.A2" office:value-type="float" office:value="1.233">
            <text:p text:style-name="P12">1.233</text:p>
          </table:table-cell>
          <table:table-cell table:style-name="Table7.B2" office:value-type="float" office:value="19">
            <text:p text:style-name="P12">19</text:p>
          </table:table-cell>
        </table:table-row>
        <table:table-row>
          <table:table-cell table:style-name="Table7.A2" office:value-type="float" office:value="1.24">
            <text:p text:style-name="P12">1.240</text:p>
          </table:table-cell>
          <table:table-cell table:style-name="Table7.B2" office:value-type="float" office:value="18">
            <text:p text:style-name="P12">18</text:p>
          </table:table-cell>
        </table:table-row>
        <table:table-row>
          <table:table-cell table:style-name="Table7.A2" office:value-type="float" office:value="1.248">
            <text:p text:style-name="P14">1.248</text:p>
          </table:table-cell>
          <table:table-cell table:style-name="Table7.B2" office:value-type="float" office:value="17">
            <text:p text:style-name="P14">17</text:p>
          </table:table-cell>
        </table:table-row>
        <table:table-row>
          <table:table-cell table:style-name="Table7.A2" office:value-type="float" office:value="1.255">
            <text:p text:style-name="P12">1.255</text:p>
          </table:table-cell>
          <table:table-cell table:style-name="Table7.B2" office:value-type="float" office:value="17">
            <text:p text:style-name="P12">17</text:p>
          </table:table-cell>
        </table:table-row>
        <table:table-row>
          <table:table-cell table:style-name="Table7.A2" office:value-type="float" office:value="1.263">
            <text:p text:style-name="P12">1.263</text:p>
          </table:table-cell>
          <table:table-cell table:style-name="Table7.B2" office:value-type="float" office:value="17">
            <text:p text:style-name="P12">17</text:p>
          </table:table-cell>
        </table:table-row>
        <table:table-row>
          <table:table-cell table:style-name="Table7.A2" office:value-type="float" office:value="1.27">
            <text:p text:style-name="P12">1.270</text:p>
          </table:table-cell>
          <table:table-cell table:style-name="Table7.B2" office:value-type="float" office:value="18">
            <text:p text:style-name="P12">18</text:p>
          </table:table-cell>
        </table:table-row>
        <table:table-row>
          <table:table-cell table:style-name="Table7.A2" office:value-type="float" office:value="1.278">
            <text:p text:style-name="P12">1.278</text:p>
          </table:table-cell>
          <table:table-cell table:style-name="Table7.B2" office:value-type="float" office:value="18">
            <text:p text:style-name="P12">18</text:p>
          </table:table-cell>
        </table:table-row>
        <table:table-row>
          <table:table-cell table:style-name="Table7.A2" office:value-type="float" office:value="1.285">
            <text:p text:style-name="P12">1.285</text:p>
          </table:table-cell>
          <table:table-cell table:style-name="Table7.B2" office:value-type="float" office:value="18">
            <text:p text:style-name="P12">18</text:p>
          </table:table-cell>
        </table:table-row>
        <table:table-row>
          <table:table-cell table:style-name="Table7.A2" office:value-type="float" office:value="1.292">
            <text:p text:style-name="P12">1.292</text:p>
          </table:table-cell>
          <table:table-cell table:style-name="Table7.B2" office:value-type="float" office:value="19">
            <text:p text:style-name="P12">19</text:p>
          </table:table-cell>
        </table:table-row>
        <table:table-row>
          <table:table-cell table:style-name="Table7.A2" office:value-type="float" office:value="1.3">
            <text:p text:style-name="P12">1.300</text:p>
          </table:table-cell>
          <table:table-cell table:style-name="Table7.B2" office:value-type="float" office:value="19">
            <text:p text:style-name="P12">19</text:p>
          </table:table-cell>
        </table:table-row>
        <table:table-row>
          <table:table-cell table:style-name="Table7.A2" office:value-type="float" office:value="1.308">
            <text:p text:style-name="P12">1.308</text:p>
          </table:table-cell>
          <table:table-cell table:style-name="Table7.B2" office:value-type="float" office:value="19">
            <text:p text:style-name="P12">19</text:p>
          </table:table-cell>
        </table:table-row>
        <table:table-row>
          <table:table-cell table:style-name="Table7.A2" office:value-type="float" office:value="1.315">
            <text:p text:style-name="P12">1.315</text:p>
          </table:table-cell>
          <table:table-cell table:style-name="Table7.B2" office:value-type="float" office:value="19">
            <text:p text:style-name="P12">19</text:p>
          </table:table-cell>
        </table:table-row>
        <table:table-row>
          <table:table-cell table:style-name="Table7.A2" office:value-type="float" office:value="1.322">
            <text:p text:style-name="P12">1.322</text:p>
          </table:table-cell>
          <table:table-cell table:style-name="Table7.B2" office:value-type="float" office:value="20">
            <text:p text:style-name="P12">20</text:p>
          </table:table-cell>
        </table:table-row>
        <text:soft-page-break/>
        <table:table-row>
          <table:table-cell table:style-name="Table7.A2" office:value-type="float" office:value="1.33">
            <text:p text:style-name="P12">1.330</text:p>
          </table:table-cell>
          <table:table-cell table:style-name="Table7.B2" office:value-type="float" office:value="20">
            <text:p text:style-name="P12">20</text:p>
          </table:table-cell>
        </table:table-row>
        <table:table-row>
          <table:table-cell table:style-name="Table7.A2" office:value-type="float" office:value="1.338">
            <text:p text:style-name="P12">1.338</text:p>
          </table:table-cell>
          <table:table-cell table:style-name="Table7.B2" office:value-type="float" office:value="20">
            <text:p text:style-name="P12">20</text:p>
          </table:table-cell>
        </table:table-row>
        <table:table-row>
          <table:table-cell table:style-name="Table7.A2" office:value-type="float" office:value="1.345">
            <text:p text:style-name="P12">1.345</text:p>
          </table:table-cell>
          <table:table-cell table:style-name="Table7.B2" office:value-type="float" office:value="20">
            <text:p text:style-name="P12">20</text:p>
          </table:table-cell>
        </table:table-row>
        <table:table-row>
          <table:table-cell table:style-name="Table7.A2" office:value-type="float" office:value="1.352">
            <text:p text:style-name="P12">1.352</text:p>
          </table:table-cell>
          <table:table-cell table:style-name="Table7.B2" office:value-type="float" office:value="21">
            <text:p text:style-name="P12">21</text:p>
          </table:table-cell>
        </table:table-row>
        <table:table-row>
          <table:table-cell table:style-name="Table7.A2" office:value-type="float" office:value="1.36">
            <text:p text:style-name="P12">1.360</text:p>
          </table:table-cell>
          <table:table-cell table:style-name="Table7.B2" office:value-type="float" office:value="21">
            <text:p text:style-name="P12">21</text:p>
          </table:table-cell>
        </table:table-row>
        <table:table-row>
          <table:table-cell table:style-name="Table7.A2" office:value-type="float" office:value="1.368">
            <text:p text:style-name="P12">1.368</text:p>
          </table:table-cell>
          <table:table-cell table:style-name="Table7.B2" office:value-type="float" office:value="21">
            <text:p text:style-name="P12">21</text:p>
          </table:table-cell>
        </table:table-row>
        <table:table-row>
          <table:table-cell table:style-name="Table7.A2" office:value-type="float" office:value="1.375">
            <text:p text:style-name="P12">1.375</text:p>
          </table:table-cell>
          <table:table-cell table:style-name="Table7.B2" office:value-type="float" office:value="21">
            <text:p text:style-name="P12">21</text:p>
          </table:table-cell>
        </table:table-row>
      </table:table>
      <text:p text:style-name="P8"/>
      <text:p text:style-name="P8"><draw:frame draw:style-name="fr5" draw:name="Object44" text:anchor-type="as-char" svg:y="-4.1402in" svg:width="4.7228in" style:rel-width="80%" svg:height="4.1402in" style:rel-height="scale" draw:z-index="57"><draw:object xlink:href="./Object 57" xlink:type="simple" xlink:show="embed" xlink:actuate="onLoad"/><draw:image xlink:href="./ObjectReplacements/Object 57" xlink:type="simple" xlink:show="embed" xlink:actuate="onLoad"/></draw:frame></text:p>
      <text:p text:style-name="P8"/>
      <text:p text:style-name="P17"/>
      <text:p text:style-name="Standard"><text:span text:style-name="T7">Cálculo p</text:span>ara A<text:span text:style-name="T5">12</text:span></text:p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1">ω</text:p>
          </table:table-cell>
          <table:table-cell table:style-name="Table8.B1" office:value-type="string">
            <text:p text:style-name="P13">Número de iteraciones</text:p>
          </table:table-cell>
        </table:table-row>
        <table:table-row>
          <table:table-cell table:style-name="Table8.A2" office:value-type="float" office:value="1.275">
            <text:p text:style-name="P14">1.275</text:p>
          </table:table-cell>
          <table:table-cell table:style-name="Table8.B2" office:value-type="float" office:value="18">
            <text:p text:style-name="P14">18</text:p>
          </table:table-cell>
        </table:table-row>
        <table:table-row>
          <table:table-cell table:style-name="Table8.A2" office:value-type="float" office:value="1.278">
            <text:p text:style-name="P12">1.278</text:p>
          </table:table-cell>
          <table:table-cell table:style-name="Table8.B2" office:value-type="float" office:value="18">
            <text:p text:style-name="P12">18</text:p>
          </table:table-cell>
        </table:table-row>
        <table:table-row>
          <table:table-cell table:style-name="Table8.A2" office:value-type="float" office:value="1.28">
            <text:p text:style-name="P12">1.280</text:p>
          </table:table-cell>
          <table:table-cell table:style-name="Table8.B2" office:value-type="float" office:value="18">
            <text:p text:style-name="P12">18</text:p>
          </table:table-cell>
        </table:table-row>
        <table:table-row>
          <table:table-cell table:style-name="Table8.A2" office:value-type="float" office:value="1.283">
            <text:p text:style-name="P12">1.283</text:p>
          </table:table-cell>
          <table:table-cell table:style-name="Table8.B2" office:value-type="float" office:value="18">
            <text:p text:style-name="P12">18</text:p>
          </table:table-cell>
        </table:table-row>
        <table:table-row>
          <table:table-cell table:style-name="Table8.A2" office:value-type="float" office:value="1.285">
            <text:p text:style-name="P12">1.285</text:p>
          </table:table-cell>
          <table:table-cell table:style-name="Table8.B2" office:value-type="float" office:value="18">
            <text:p text:style-name="P12">18</text:p>
          </table:table-cell>
        </table:table-row>
        <table:table-row>
          <table:table-cell table:style-name="Table8.A2" office:value-type="float" office:value="1.288">
            <text:p text:style-name="P12">1.288</text:p>
          </table:table-cell>
          <table:table-cell table:style-name="Table8.B2" office:value-type="float" office:value="18">
            <text:p text:style-name="P12">18</text:p>
          </table:table-cell>
        </table:table-row>
        <text:soft-page-break/>
        <table:table-row>
          <table:table-cell table:style-name="Table8.A2" office:value-type="float" office:value="1.29">
            <text:p text:style-name="P12">1.290</text:p>
          </table:table-cell>
          <table:table-cell table:style-name="Table8.B2" office:value-type="float" office:value="18">
            <text:p text:style-name="P12">18</text:p>
          </table:table-cell>
        </table:table-row>
        <table:table-row>
          <table:table-cell table:style-name="Table8.A2" office:value-type="float" office:value="1.292">
            <text:p text:style-name="P12">1.292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295">
            <text:p text:style-name="P12">1.295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298">
            <text:p text:style-name="P12">1.298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3">
            <text:p text:style-name="P12">1.300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302">
            <text:p text:style-name="P12">1.302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305">
            <text:p text:style-name="P12">1.305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308">
            <text:p text:style-name="P12">1.308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31">
            <text:p text:style-name="P12">1.310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312">
            <text:p text:style-name="P12">1.312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315">
            <text:p text:style-name="P12">1.315</text:p>
          </table:table-cell>
          <table:table-cell table:style-name="Table8.B2" office:value-type="float" office:value="19">
            <text:p text:style-name="P12">19</text:p>
          </table:table-cell>
        </table:table-row>
        <table:table-row>
          <table:table-cell table:style-name="Table8.A2" office:value-type="float" office:value="1.318">
            <text:p text:style-name="P12">1.318</text:p>
          </table:table-cell>
          <table:table-cell table:style-name="Table8.B2" office:value-type="float" office:value="20">
            <text:p text:style-name="P12">20</text:p>
          </table:table-cell>
        </table:table-row>
        <table:table-row>
          <table:table-cell table:style-name="Table8.A2" office:value-type="float" office:value="1.32">
            <text:p text:style-name="P12">1.320</text:p>
          </table:table-cell>
          <table:table-cell table:style-name="Table8.B2" office:value-type="float" office:value="20">
            <text:p text:style-name="P12">20</text:p>
          </table:table-cell>
        </table:table-row>
        <table:table-row>
          <table:table-cell table:style-name="Table8.A2" office:value-type="float" office:value="1.322">
            <text:p text:style-name="P12">1.322</text:p>
          </table:table-cell>
          <table:table-cell table:style-name="Table8.B2" office:value-type="float" office:value="20">
            <text:p text:style-name="P12">20</text:p>
          </table:table-cell>
        </table:table-row>
        <table:table-row>
          <table:table-cell table:style-name="Table8.A2" office:value-type="float" office:value="1.325">
            <text:p text:style-name="P12">1.325</text:p>
          </table:table-cell>
          <table:table-cell table:style-name="Table8.B2" office:value-type="float" office:value="20">
            <text:p text:style-name="P12">20</text:p>
          </table:table-cell>
        </table:table-row>
      </table:table>
      <text:p text:style-name="P8"/>
      <text:p text:style-name="P8"><draw:frame draw:style-name="fr3" draw:name="Object45" text:anchor-type="as-char" svg:width="4.7228in" style:rel-width="80%" svg:height="4.1402in" style:rel-height="scale" draw:z-index="58"><draw:object xlink:href="./Object 58" xlink:type="simple" xlink:show="embed" xlink:actuate="onLoad"/><draw:image xlink:href="./ObjectReplacements/Object 58" xlink:type="simple" xlink:show="embed" xlink:actuate="onLoad"/></draw:frame></text:p>
      <text:p text:style-name="P8"/>
      <text:p text:style-name="P17"/>
      <text:p text:style-name="Standard"><text:span text:style-name="T7">Cálculo p</text:span>ara A<text:span text:style-name="T5">30</text:span></text:p>
      <text:p text:style-name="P5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1">ω</text:p>
          </table:table-cell>
          <table:table-cell table:style-name="Table9.B1" office:value-type="string">
            <text:p text:style-name="P13">Número de iteraciones</text:p>
          </table:table-cell>
        </table:table-row>
        <table:table-row>
          <table:table-cell table:style-name="Table9.A2" office:value-type="float" office:value="1.275">
            <text:p text:style-name="P12">1.275</text:p>
          </table:table-cell>
          <table:table-cell table:style-name="Table9.B2" office:value-type="float" office:value="28">
            <text:p text:style-name="P12">28</text:p>
          </table:table-cell>
        </table:table-row>
        <table:table-row>
          <table:table-cell table:style-name="Table9.A2" office:value-type="float" office:value="1.28">
            <text:p text:style-name="P12">1.280</text:p>
          </table:table-cell>
          <table:table-cell table:style-name="Table9.B2" office:value-type="float" office:value="27">
            <text:p text:style-name="P12">27</text:p>
          </table:table-cell>
        </table:table-row>
        <table:table-row>
          <table:table-cell table:style-name="Table9.A2" office:value-type="float" office:value="1.285">
            <text:p text:style-name="P12">1.285</text:p>
          </table:table-cell>
          <table:table-cell table:style-name="Table9.B2" office:value-type="float" office:value="27">
            <text:p text:style-name="P12">27</text:p>
          </table:table-cell>
        </table:table-row>
        <table:table-row>
          <table:table-cell table:style-name="Table9.A2" office:value-type="float" office:value="1.29">
            <text:p text:style-name="P12">1.290</text:p>
          </table:table-cell>
          <table:table-cell table:style-name="Table9.B2" office:value-type="float" office:value="26">
            <text:p text:style-name="P12">26</text:p>
          </table:table-cell>
        </table:table-row>
        <table:table-row>
          <table:table-cell table:style-name="Table9.A2" office:value-type="float" office:value="1.295">
            <text:p text:style-name="P12">1.295</text:p>
          </table:table-cell>
          <table:table-cell table:style-name="Table9.B2" office:value-type="float" office:value="25">
            <text:p text:style-name="P12">25</text:p>
          </table:table-cell>
        </table:table-row>
        <table:table-row>
          <table:table-cell table:style-name="Table9.A2" office:value-type="float" office:value="1.3">
            <text:p text:style-name="P12">1.300</text:p>
          </table:table-cell>
          <table:table-cell table:style-name="Table9.B2" office:value-type="float" office:value="24">
            <text:p text:style-name="P12">24</text:p>
          </table:table-cell>
        </table:table-row>
        <table:table-row>
          <table:table-cell table:style-name="Table9.A2" office:value-type="float" office:value="1.305">
            <text:p text:style-name="P12">1.305</text:p>
          </table:table-cell>
          <table:table-cell table:style-name="Table9.B2" office:value-type="float" office:value="23">
            <text:p text:style-name="P12">23</text:p>
          </table:table-cell>
        </table:table-row>
        <table:table-row>
          <table:table-cell table:style-name="Table9.A2" office:value-type="float" office:value="1.31">
            <text:p text:style-name="P12">1.310</text:p>
          </table:table-cell>
          <table:table-cell table:style-name="Table9.B2" office:value-type="float" office:value="22">
            <text:p text:style-name="P12">22</text:p>
          </table:table-cell>
        </table:table-row>
        <table:table-row>
          <table:table-cell table:style-name="Table9.A2" office:value-type="float" office:value="1.315">
            <text:p text:style-name="P14">1.315</text:p>
          </table:table-cell>
          <table:table-cell table:style-name="Table9.B2" office:value-type="float" office:value="21">
            <text:p text:style-name="P14">21</text:p>
          </table:table-cell>
        </table:table-row>
        <table:table-row>
          <table:table-cell table:style-name="Table9.A2" office:value-type="float" office:value="1.32">
            <text:p text:style-name="P12">1.320</text:p>
          </table:table-cell>
          <table:table-cell table:style-name="Table9.B2" office:value-type="float" office:value="21">
            <text:p text:style-name="P12">21</text:p>
          </table:table-cell>
        </table:table-row>
        <table:table-row>
          <table:table-cell table:style-name="Table9.A2" office:value-type="float" office:value="1.325">
            <text:p text:style-name="P12">1.325</text:p>
          </table:table-cell>
          <table:table-cell table:style-name="Table9.B2" office:value-type="float" office:value="21">
            <text:p text:style-name="P12">21</text:p>
          </table:table-cell>
        </table:table-row>
        <table:table-row>
          <table:table-cell table:style-name="Table9.A2" office:value-type="float" office:value="1.33">
            <text:p text:style-name="P12">1.330</text:p>
          </table:table-cell>
          <table:table-cell table:style-name="Table9.B2" office:value-type="float" office:value="22">
            <text:p text:style-name="P12">22</text:p>
          </table:table-cell>
        </table:table-row>
        <table:table-row>
          <table:table-cell table:style-name="Table9.A2" office:value-type="float" office:value="1.335">
            <text:p text:style-name="P12">1.335</text:p>
          </table:table-cell>
          <table:table-cell table:style-name="Table9.B2" office:value-type="float" office:value="23">
            <text:p text:style-name="P12">23</text:p>
          </table:table-cell>
        </table:table-row>
        <table:table-row>
          <table:table-cell table:style-name="Table9.A2" office:value-type="float" office:value="1.34">
            <text:p text:style-name="P12">1.340</text:p>
          </table:table-cell>
          <table:table-cell table:style-name="Table9.B2" office:value-type="float" office:value="23">
            <text:p text:style-name="P12">23</text:p>
          </table:table-cell>
        </table:table-row>
        <table:table-row>
          <table:table-cell table:style-name="Table9.A2" office:value-type="float" office:value="1.345">
            <text:p text:style-name="P12">1.345</text:p>
          </table:table-cell>
          <table:table-cell table:style-name="Table9.B2" office:value-type="float" office:value="23">
            <text:p text:style-name="P12">23</text:p>
          </table:table-cell>
        </table:table-row>
        <table:table-row>
          <table:table-cell table:style-name="Table9.A2" office:value-type="float" office:value="1.35">
            <text:p text:style-name="P12">1.350</text:p>
          </table:table-cell>
          <table:table-cell table:style-name="Table9.B2" office:value-type="float" office:value="23">
            <text:p text:style-name="P12">23</text:p>
          </table:table-cell>
        </table:table-row>
        <table:table-row>
          <table:table-cell table:style-name="Table9.A2" office:value-type="float" office:value="1.355">
            <text:p text:style-name="P12">1.355</text:p>
          </table:table-cell>
          <table:table-cell table:style-name="Table9.B2" office:value-type="float" office:value="24">
            <text:p text:style-name="P12">24</text:p>
          </table:table-cell>
        </table:table-row>
        <table:table-row>
          <table:table-cell table:style-name="Table9.A2" office:value-type="float" office:value="1.36">
            <text:p text:style-name="P12">1.360</text:p>
          </table:table-cell>
          <table:table-cell table:style-name="Table9.B2" office:value-type="float" office:value="24">
            <text:p text:style-name="P12">24</text:p>
          </table:table-cell>
        </table:table-row>
        <table:table-row>
          <table:table-cell table:style-name="Table9.A2" office:value-type="float" office:value="1.365">
            <text:p text:style-name="P12">1.365</text:p>
          </table:table-cell>
          <table:table-cell table:style-name="Table9.B2" office:value-type="float" office:value="24">
            <text:p text:style-name="P12">24</text:p>
          </table:table-cell>
        </table:table-row>
        <table:table-row>
          <table:table-cell table:style-name="Table9.A2" office:value-type="float" office:value="1.37">
            <text:p text:style-name="P12">1.370</text:p>
          </table:table-cell>
          <table:table-cell table:style-name="Table9.B2" office:value-type="float" office:value="24">
            <text:p text:style-name="P12">24</text:p>
          </table:table-cell>
        </table:table-row>
        <table:table-row>
          <table:table-cell table:style-name="Table9.A2" office:value-type="float" office:value="1.375">
            <text:p text:style-name="P12">1.375</text:p>
          </table:table-cell>
          <table:table-cell table:style-name="Table9.B2" office:value-type="float" office:value="24">
            <text:p text:style-name="P12">24</text:p>
          </table:table-cell>
        </table:table-row>
      </table:table>
      <text:p text:style-name="P8"/>
      <text:p text:style-name="P8"><text:soft-page-break/><draw:frame draw:style-name="fr3" draw:name="Object46" text:anchor-type="as-char" svg:width="4.7228in" style:rel-width="80%" svg:height="4.1402in" style:rel-height="scale" draw:z-index="59"><draw:object xlink:href="./Object 59" xlink:type="simple" xlink:show="embed" xlink:actuate="onLoad"/><draw:image xlink:href="./ObjectReplacements/Object 59" xlink:type="simple" xlink:show="embed" xlink:actuate="onLoad"/></draw:frame></text:p>
      <text:p text:style-name="P8"/>
      <text:p text:style-name="P17"/>
      <text:p text:style-name="P8"/>
      <text:p text:style-name="P19">f) Utilizando el método de Gauss Seidel (SOR con<draw:frame draw:style-name="fr1" draw:name="Object26" text:anchor-type="as-char" svg:width="0.2102in" svg:height="0.1839in" draw:z-index="53"><draw:object xlink:href="./Object 39" xlink:type="simple" xlink:show="embed" xlink:actuate="onLoad"/><draw:image xlink:href="./ObjectReplacements/Object 39" xlink:type="simple" xlink:show="embed" xlink:actuate="onLoad"/></draw:frame>igual a 1), obtenemos una estimación del valor del radio espectral a través de la siguiente expresión:</text:p>
      <text:p text:style-name="P8"/>
      <text:p text:style-name="P8"><draw:frame draw:style-name="fr1" draw:name="Object2" text:anchor-type="as-char" svg:width="1.8126in" svg:height="0.2319in" draw:z-index="22"><draw:object xlink:href="./Object 15" xlink:type="simple" xlink:show="embed" xlink:actuate="onLoad"/><draw:image xlink:href="./ObjectReplacements/Object 15" xlink:type="simple" xlink:show="embed" xlink:actuate="onLoad"/></draw:frame>, de donde despejamos, utilizando logaritmo, para obtener de esta forma el logaritmo de <draw:frame draw:style-name="fr1" draw:name="Object27" text:anchor-type="as-char" svg:width="0.1772in" svg:height="0.1839in" draw:z-index="52"><draw:object xlink:href="./Object 40" xlink:type="simple" xlink:show="embed" xlink:actuate="onLoad"/><draw:image xlink:href="./ObjectReplacements/Object 40" xlink:type="simple" xlink:show="embed" xlink:actuate="onLoad"/></draw:frame>:</text:p>
      <text:p text:style-name="P8"/>
      <text:p text:style-name="P8"><draw:frame draw:style-name="fr1" draw:name="Object3" text:anchor-type="as-char" svg:width="1.8854in" svg:height="0.698in" draw:z-index="23"><draw:object xlink:href="./Object 16" xlink:type="simple" xlink:show="embed" xlink:actuate="onLoad"/><draw:image xlink:href="./ObjectReplacements/Object 16" xlink:type="simple" xlink:show="embed" xlink:actuate="onLoad"/></draw:frame></text:p>
      <text:p text:style-name="P8"/>
      <text:p text:style-name="P8">Y utilizando el k (número de iteración) con el que obtuvimos la precisión buscada, obtuvimos el Radio Espectral.</text:p>
      <text:p text:style-name="P8"/>
      <text:p text:style-name="Standard">g) Realizando el cálculo del parámetro de sobrerelajación óptimo a partir de la cantidad de iteraciones requeridas para llegar a la precisión pedida obtuvimos los siguientes valores:</text:p>
      <text:p text:style-name="Standard"/>
      <text:p text:style-name="Standard"><draw:frame draw:style-name="fr1" draw:name="Object10" text:anchor-type="as-char" svg:width="1.4992in" svg:height="0.2091in" draw:z-index="26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1" draw:name="Object11" text:anchor-type="as-char" svg:width="1.4992in" svg:height="0.2091in" draw:z-index="27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draw:frame draw:style-name="fr1" draw:name="Object12" text:anchor-type="as-char" svg:width="1.5811in" svg:height="0.2091in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draw:name="Object13" text:anchor-type="as-char" svg:width="1.5835in" svg:height="0.2091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/>
      <text:p text:style-name="Standard">Y mediante la siguiente ecuación:</text:p>
      <text:p text:style-name="Standard"/>
      <text:p text:style-name="Standard"><draw:frame draw:style-name="fr1" draw:name="Object1" text:anchor-type="as-char" svg:width="1.6882in" svg:height="0.4327in" draw:z-index="30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/>
      <text:p text:style-name="Standard">Utilizando la aproximación del radio espectral del método de Gauss Seidel obtenida anteriormente, obtuvimos:</text:p>
      <text:p text:style-name="Standard"/>
      <text:p text:style-name="Standard"/>
      <text:p text:style-name="Standard"><draw:frame draw:style-name="fr1" draw:name="Object15" text:anchor-type="as-char" svg:width="1.4992in" svg:height="0.2091in" draw:z-index="31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<draw:frame draw:style-name="fr1" draw:name="Object16" text:anchor-type="as-char" svg:width="1.4992in" svg:height="0.2091in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draw:frame draw:style-name="fr1" draw:name="Object17" text:anchor-type="as-char" svg:width="1.5811in" svg:height="0.2091in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<draw:frame draw:style-name="fr1" draw:name="Object14" text:anchor-type="as-char" svg:width="1.5835in" svg:height="0.2091in" draw:z-index="34"><draw:object xlink:href="./Object 30" xlink:type="simple" xlink:show="embed" xlink:actuate="onLoad"/><draw:image xlink:href="./ObjectReplacements/Object 30" xlink:type="simple" xlink:show="embed" xlink:actuate="onLoad"/></draw:frame></text:p>
      <text:p text:style-name="P9"/>
      <text:p text:style-name="P9"/>
      <text:h text:style-name="Heading_20_2" text:outline-level="2"/>
      <text:h text:style-name="P24" text:outline-level="2">Conclusiones:</text:h>
      <text:p text:style-name="P10">Pudimos comprobar que el método SOR converge más rápido que el de Gauss-Seidel, como lo muestra la siguiente tabla, donde figura la cantidad de iteraciones requeridas para alcanzar la solución con una precisión de 0,001.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N</text:p>
          </table:table-cell>
          <table:table-cell table:style-name="Table1.A1" office:value-type="string">
            <text:p text:style-name="P13">Gauss-Seidel</text:p>
          </table:table-cell>
          <table:table-cell table:style-name="Table1.C1" office:value-type="string">
            <text:p text:style-name="P13">SOR</text:p>
          </table:table-cell>
        </table:table-row>
        <table:table-row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12">
            <text:p text:style-name="P12">12</text:p>
          </table:table-cell>
          <table:table-cell table:style-name="Table1.C2" office:value-type="float" office:value="7">
            <text:p text:style-name="P12">7</text:p>
          </table:table-cell>
        </table:table-row>
        <table:table-row>
          <table:table-cell table:style-name="Table1.A2" office:value-type="float" office:value="9">
            <text:p text:style-name="P12">9</text:p>
          </table:table-cell>
          <table:table-cell table:style-name="Table1.A2" office:value-type="float" office:value="16">
            <text:p text:style-name="P12">16</text:p>
          </table:table-cell>
          <table:table-cell table:style-name="Table1.C2" office:value-type="float" office:value="9">
            <text:p text:style-name="P12">9</text:p>
          </table:table-cell>
        </table:table-row>
        <table:table-row>
          <table:table-cell table:style-name="Table1.A2" office:value-type="float" office:value="12">
            <text:p text:style-name="P12">12</text:p>
          </table:table-cell>
          <table:table-cell table:style-name="Table1.A2" office:value-type="float" office:value="18">
            <text:p text:style-name="P12">18</text:p>
          </table:table-cell>
          <table:table-cell table:style-name="Table1.C2" office:value-type="float" office:value="9">
            <text:p text:style-name="P12">9</text:p>
          </table:table-cell>
        </table:table-row>
        <table:table-row>
          <table:table-cell table:style-name="Table1.A2" office:value-type="float" office:value="30">
            <text:p text:style-name="P12">30</text:p>
          </table:table-cell>
          <table:table-cell table:style-name="Table1.A2" office:value-type="float" office:value="22">
            <text:p text:style-name="P12">22</text:p>
          </table:table-cell>
          <table:table-cell table:style-name="Table1.C2" office:value-type="float" office:value="13">
            <text:p text:style-name="P12">13</text:p>
          </table:table-cell>
        </table:table-row>
      </table:table>
      <text:p text:style-name="P11"/>
      <text:p text:style-name="P11">En el caso del SOR se tomó la cantidad de iteraciones con las cuáles se alcanzó el primer rango de precisión para encontrar el<draw:frame draw:style-name="fr1" draw:name="Object28" text:anchor-type="as-char" svg:width="0.4898in" svg:height="0.2091in" draw:z-index="37"><draw:object xlink:href="./Object 42" xlink:type="simple" xlink:show="embed" xlink:actuate="onLoad"/><draw:image xlink:href="./ObjectReplacements/Object 42" xlink:type="simple" xlink:show="embed" xlink:actuate="onLoad"/></draw:frame>.</text:p>
      <text:p text:style-name="P11"/>
      <text:p text:style-name="P11">En cambio, si no considerásemos sólo el <draw:frame draw:style-name="fr1" draw:name="Object29" text:anchor-type="as-char" svg:width="0.4898in" svg:height="0.2091in" draw:z-index="38"><draw:object xlink:href="./Object 43" xlink:type="simple" xlink:show="embed" xlink:actuate="onLoad"/><draw:image xlink:href="./ObjectReplacements/Object 43" xlink:type="simple" xlink:show="embed" xlink:actuate="onLoad"/></draw:frame>, podemos ver cómo el SOR, a medida que tomamos<draw:frame draw:style-name="fr1" draw:name="Object30" text:anchor-type="as-char" svg:width="0.2102in" svg:height="0.1839in" draw:z-index="39"><draw:object xlink:href="./Object 44" xlink:type="simple" xlink:show="embed" xlink:actuate="onLoad"/><draw:image xlink:href="./ObjectReplacements/Object 44" xlink:type="simple" xlink:show="embed" xlink:actuate="onLoad"/></draw:frame>alejados del óptimo (aún manteniéndonos en el rango de sobre-relajación -entre 1 y 2-), puede requerir muchas iteraciones más que el método de Gauss-Seidel.</text:p>
      <text:p text:style-name="P11"/>
      <text:p text:style-name="P11">Por otro lado, en el último ejercicio vimos que la expresión teórica:</text:p>
      <text:p text:style-name="P11"><draw:frame draw:style-name="fr1" draw:name="Object31" text:anchor-type="as-char" svg:width="1.6898in" svg:height="0.4335in" draw:z-index="40"><draw:object xlink:href="./Object 45" xlink:type="simple" xlink:show="embed" xlink:actuate="onLoad"/><draw:image xlink:href="./ObjectReplacements/Object 45" xlink:type="simple" xlink:show="embed" xlink:actuate="onLoad"/></draw:frame></text:p>
      <text:p text:style-name="P11"/>
      <text:p text:style-name="P11">Nos sirvió para hallar una buena aproximación del <draw:frame draw:style-name="fr1" draw:name="Object32" text:anchor-type="as-char" svg:width="0.4898in" svg:height="0.2091in" draw:z-index="41"><draw:object xlink:href="./Object 46" xlink:type="simple" xlink:show="embed" xlink:actuate="onLoad"/><draw:image xlink:href="./ObjectReplacements/Object 46" xlink:type="simple" xlink:show="embed" xlink:actuate="onLoad"/></draw:frame>dado que previamente habíamos obtenido una buena aproximación del radio espectral.</text:p>
      <text:p text:style-name="P11"/>
      <text:p text:style-name="P11">Si queremos aún más precisión podemos tomar ese valor como guía y aplicar el método SOR en la vecindad de dicho<draw:frame draw:style-name="fr1" draw:name="Object33" text:anchor-type="as-char" svg:width="0.2102in" svg:height="0.1839in" draw:z-index="42"><draw:object xlink:href="./Object 47" xlink:type="simple" xlink:show="embed" xlink:actuate="onLoad"/><draw:image xlink:href="./ObjectReplacements/Object 47" xlink:type="simple" xlink:show="embed" xlink:actuate="onLoad"/></draw:frame>y ahorrarnos probar con todos los valores como hicimos en uno de los puntos.</text:p>
      <text:p text:style-name="P11"/>
      <text:p text:style-name="P11">En cuanto a los vectores <text:span text:style-name="T8">x</text:span>, podemos decir que las aproximaciones encontradas a partir de definir :</text:p>
      <text:p text:style-name="P11"/>
      <text:p text:style-name="P11"><draw:frame draw:style-name="fr2" draw:name="Object48" text:anchor-type="as-char" svg:y="-0.6811in" svg:width="2.4047in" svg:height="0.4555in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11">son muy buenas (todas las componentes presentan un error relativo menor al 0.2%), como se refleja en la tablas de la resolución del punto c).</text:p>
      <text:p text:style-name="P11"/>
      <text:p text:style-name="P11">Por último vemos que a medida que la matriz crece, el número de iteraciones requeridas para alcanzar la misma precisión también lo hace, pero no de manera lineal, e incluso, <text:soft-page-break/>tras realizar el SOR para las matrices de 9 y 12 dimensiones, el número de iteraciones es el mismo (cosa que no sucede con Gauss-Seidel).</text:p>
      <text:p text:style-name="P11">Por esto podemos concluir que el método no presenta limitaciones debido al tamaño del sistema a evaluar y resuelve un sistema de 6 ecuaciones casi en la misma cantidad de iteraciones que uno de 30, con una precisión no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4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2in" style:type="center"/>
          <style:tab-stop style:position="5.904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in" style:type="center"/>
          <style:tab-stop style:position="5.9047in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Análisis Numérico <text:tab/><text:tab/>Grupo 10</text:p>
      </style:header>
      <style:footer>
        <text:p text:style-name="MP1"><text:page-number text:select-page="current">22</text:page-number>/<text:page-count>24</text:page-count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)</dc:title>
    <meta:initial-creator>E&amp;A</meta:initial-creator>
    <meta:creation-date>2009-10-27T23:58:00</meta:creation-date>
    <dc:date>2009-11-11T16:38:26</dc:date>
    <meta:editing-cycles>17</meta:editing-cycles>
    <meta:editing-duration>PT08H28M04S</meta:editing-duration>
    <meta:generator>OpenOffice.org/3.0$Linux OpenOffice.org_project/300m15$Build-9379</meta:generator>
    <meta:print-date>2009-11-11T16:35:31</meta:print-date>
    <meta:document-statistic meta:table-count="9" meta:image-count="0" meta:object-count="61" meta:page-count="24" meta:paragraph-count="479" meta:word-count="1622" meta:character-count="9110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1</math:mn>
      </math:msub>
      <math:mo math:stretchy="false">=</math:mo>
      <math:mfenced math:open="" math:close="">
        <math:mtable>
          <math:mtr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</math:mtr>
        </math:mtable>
      </math:mfenced>
    </math:mrow>
    <math:annotation math:encoding="StarMath 5.0">D_1= left ( matrix{-1#0 #0 ## 0#-1# 0##0 #0#-1} right 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A</math:mi>
      <math:mn>9</math:mn>
    </math:msub>
    <math:annotation math:encoding="StarMath 5.0">A_9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V</math:mi>
            <math:mn>1</math:mn>
          </math:msub>
          <math:mo math:stretchy="false">=</math:mo>
          <math:mfenced math:open="" math:close="">
            <math:mrow>
              <math:mn>2</math:mn>
              <math:mi/>
              <math:mi>,</math:mi>
              <math:mi/>
              <math:mn>2</math:mn>
              <math:mi/>
              <math:mi>,</math:mi>
              <math:mi/>
              <math:mn>2</math:mn>
              <math:mi/>
              <math:mi>,</math:mi>
              <math:mi/>
              <math:mn>4</math:mn>
              <math:mi/>
              <math:mi>,</math:mi>
              <math:mi/>
              <math:mn>4</math:mn>
              <math:mi/>
              <math:mi>,</math:mi>
              <math:mi/>
              <math:mn>4</math:mn>
              <math:mi/>
              <math:mi>,</math:mi>
              <math:mi/>
              <math:mn>3</math:mn>
              <math:mi/>
              <math:mi>,</math:mi>
              <math:mi/>
              <math:mn>3</math:mn>
              <math:mi/>
              <math:mi>,</math:mi>
              <math:mi/>
              <math:mn>3</math:mn>
            </math:mrow>
          </math:mfenced>
        </math:mrow>
      </math:mtr>
      <math:mtr>
        <math:mrow>
          <math:msub>
            <math:mi>V</math:mi>
            <math:mn>2</math:mn>
          </math:msub>
          <math:mo math:stretchy="false">=</math:mo>
          <math:mfenced math:open="" math:close="">
            <math:mrow>
              <math:mfrac>
                <math:mrow>
                  <math:mo math:stretchy="false">−</math:mo>
                  <math:mn>1</math:mn>
                </math:mrow>
                <math:mn>2</math:mn>
              </math:mfrac>
              <math:mi/>
              <math:mi>,</math:mi>
              <math:mi/>
              <math:mfrac>
                <math:mrow>
                  <math:mo math:stretchy="false">−</math:mo>
                  <math:mn>1</math:mn>
                </math:mrow>
                <math:mn>2</math:mn>
              </math:mfrac>
              <math:mi/>
              <math:mi>,</math:mi>
              <math:mi/>
              <math:mn>0</math:mn>
              <math:mi/>
              <math:mi>,</math:mi>
              <math:mrow>
                <math:mi/>
                <math:mo math:stretchy="false">−</math:mo>
                <math:mn>1</math:mn>
              </math:mrow>
              <math:mi/>
              <math:mi>,</math:mi>
              <math:mrow>
                <math:mi/>
                <math:mo math:stretchy="false">−</math:mo>
                <math:mn>1</math:mn>
              </math:mrow>
              <math:mi/>
              <math:mi>,</math:mi>
              <math:mi/>
              <math:mn>0</math:mn>
              <math:mi/>
              <math:mi>,</math:mi>
              <math:mi/>
              <math:mfrac>
                <math:mrow>
                  <math:mo math:stretchy="false">−</math:mo>
                  <math:mn>1</math:mn>
                </math:mrow>
                <math:mn>2</math:mn>
              </math:mfrac>
              <math:mi/>
              <math:mi>,</math:mi>
              <math:mi/>
              <math:mfrac>
                <math:mrow>
                  <math:mo math:stretchy="false">−</math:mo>
                  <math:mn>1</math:mn>
                </math:mrow>
                <math:mn>2</math:mn>
              </math:mfrac>
            </math:mrow>
          </math:mfenced>
        </math:mrow>
      </math:mtr>
      <math:mtr>
        <math:mrow>
          <math:msub>
            <math:mi>V</math:mi>
            <math:mn>3</math:mn>
          </math:msub>
          <math:mo math:stretchy="false">=</math:mo>
          <math:mfenced math:open="" math:close="">
            <math:mrow>
              <math:mrow>
                <math:mo math:stretchy="false">−</math:mo>
                <math:mn>1</math:mn>
              </math:mrow>
              <math:mi/>
              <math:mi>,</math:mi>
              <math:mrow>
                <math:mi/>
                <math:mo math:stretchy="false">−</math:mo>
                <math:mn>1</math:mn>
              </math:mrow>
              <math:mi/>
              <math:mi>,</math:mi>
              <math:mrow>
                <math:mi/>
                <math:mo math:stretchy="false">−</math:mo>
                <math:mn>1</math:mn>
              </math:mrow>
              <math:mi/>
              <math:mi>,</math:mi>
              <math:mrow>
                <math:mi/>
                <math:mo math:stretchy="false">−</math:mo>
                <math:mn>1</math:mn>
              </math:mrow>
              <math:mi/>
              <math:mi>,</math:mi>
              <math:mrow>
                <math:mi/>
                <math:mo math:stretchy="false">−</math:mo>
                <math:mn>1</math:mn>
              </math:mrow>
              <math:mi/>
              <math:mi>,</math:mi>
              <math:mrow>
                <math:mi/>
                <math:mo math:stretchy="false">−</math:mo>
                <math:mn>1</math:mn>
              </math:mrow>
            </math:mrow>
          </math:mfenced>
        </math:mrow>
      </math:mtr>
    </math:mtable>
    <math:annotation math:encoding="StarMath 5.0">V_1= left ( 2`,`2`,`2`,`4`,`4`,`4`,`3`,`3`,`3 right ) newline 
V_2 = left({-1}over{2}`,`{-1}over{2} `,`0 `,`-1 `,`-1 `,`0 `,`{-1}over{2} `,`{-1}over{2} right)newline 
V_3 = left(-1`,`-1`,`-1`,`-1`,`-1`,`-1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6</math:mn>
      </math:mrow>
      <math:mo math:stretchy="false">→</math:mo>
      <math:mrow>
        <math:msub>
          <math:mo math:stretchy="false">ω</math:mo>
          <math:mi math:fontstyle="italic">óptimo</math:mi>
        </math:msub>
        <math:mo math:stretchy="false">=</math:mo>
        <math:mn>1,202</math:mn>
      </math:mrow>
    </math:mrow>
    <math:annotation math:encoding="StarMath 5.0">n=6 rightarrow %omega rsub{óptimo} = 1,20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p>
        <math:mi>R</math:mi>
        <math:mi>k</math:mi>
      </math:msup>
      <math:mo math:stretchy="false">≤</math:mo>
      <math:mrow>
        <math:mi math:fontstyle="italic">RTOL</math:mi>
        <math:mi math:fontstyle="italic">donde</math:mi>
        <math:mrow>
          <math:msup>
            <math:mi>R</math:mi>
            <math:mi>k</math:mi>
          </math:msup>
          <math:mo math:stretchy="false">=</math:mo>
          <math:mfrac>
            <math:msub>
              <math:mrow>
                <math:mo math:stretchy="false">∥</math:mo>
                <math:mrow>
                  <math:msup>
                    <math:mi>x</math:mi>
                    <math:mi>k</math:mi>
                  </math:msup>
                  <math:mo math:stretchy="false">−</math:mo>
                  <math:msup>
                    <math:mi>x</math:mi>
                    <math:mrow>
                      <math:mi>k</math:mi>
                      <math:mo math:stretchy="false">−</math:mo>
                      <math:mn>1</math:mn>
                    </math:mrow>
                  </math:msup>
                </math:mrow>
                <math:mo math:stretchy="false">∥</math:mo>
              </math:mrow>
              <math:mo math:stretchy="false">∞</math:mo>
            </math:msub>
            <math:msub>
              <math:mrow>
                <math:mo math:stretchy="false">∥</math:mo>
                <math:msup>
                  <math:mi>x</math:mi>
                  <math:mi>k</math:mi>
                </math:msup>
                <math:mo math:stretchy="false">∥</math:mo>
              </math:mrow>
              <math:mo math:stretchy="false">∞</math:mo>
            </math:msub>
          </math:mfrac>
        </math:mrow>
      </math:mrow>
    </math:mrow>
    <math:annotation math:encoding="StarMath 5.0">R^{k} leslant {RTOL donde R^{k} = { ldline x^{k} - x^{k-1} rdline _infinity  } over {  ldline x^{k} rdline _infinity }} </math:annotation>
  </math:semantics>
</math: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style:rotation-angle="55" style:direction="ltr"/>
      <style:graphic-properties svg:stroke-color="#b3b3b3"/>
      <style:text-properties fo:font-size="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997cm" svg:height="10.516cm" chart:class="chart:line" chart:style-name="ch1">
        <chart:legend chart:legend-position="end" svg:x="9.679cm" svg:y="4.976cm" chart:style-name="ch2"/>
        <chart:plot-area chart:style-name="ch3" chart:data-source-has-labels="both" svg:x="0.238cm" svg:y="0.209cm" svg:width="9.202cm" svg:height="9.885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es</text:p>
              </table:table-cell>
            </table:table-row>
          </table:table-header-rows>
          <table:table-rows>
            <table:table-row>
              <table:table-cell office:value-type="string">
                <text:p>1.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.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.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.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.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.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.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.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row>
            <math:mo math:stretchy="false">∥</math:mo>
            <math:mrow>
              <math:msup>
                <math:mi>x</math:mi>
                <math:mrow>
                  <math:mo math:stretchy="false">(</math:mo>
                  <math:mi>k</math:mi>
                  <math:mo math:stretchy="false">)</math:mo>
                </math:mrow>
              </math:msup>
              <math:mo math:stretchy="false">−</math:mo>
              <math:mi>x</math:mi>
            </math:mrow>
            <math:mo math:stretchy="false">∥</math:mo>
          </math:mrow>
          <math:mo math:stretchy="false">∞</math:mo>
        </math:msub>
        <math:mo math:stretchy="false">≈</math:mo>
        <math:msubsup>
          <math:mo math:stretchy="false">ρ</math:mo>
          <math:mi math:fontstyle="italic">GS</math:mi>
          <math:mi>k</math:mi>
        </math:msubsup>
      </math:mrow>
      <math:msub>
        <math:mrow>
          <math:mo math:stretchy="false">∥</math:mo>
          <math:mrow>
            <math:msup>
              <math:mi>x</math:mi>
              <math:mrow>
                <math:mo math:stretchy="false">(</math:mo>
                <math:mn>0</math:mn>
                <math:mo math:stretchy="false">)</math:mo>
              </math:mrow>
            </math:msup>
            <math:mo math:stretchy="false">−</math:mo>
            <math:mi>x</math:mi>
          </math:mrow>
          <math:mo math:stretchy="false">∥</math:mo>
        </math:mrow>
        <math:mo math:stretchy="false">∞</math:mo>
      </math:msub>
    </math:mrow>
    <math:annotation math:encoding="StarMath 5.0">ldline x rsup{(k)} -x rdline rsub{infinity} approx %rho rsub{GS}rsup{k} ldline x rsup{(0)} -x rdline rsub{infinity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row>
          <math:mo math:stretchy="false">(</math:mo>
          <math:msub>
            <math:mo math:stretchy="false">ρ</math:mo>
            <math:mi math:fontstyle="italic">GS</math:mi>
          </math:msub>
          <math:mo math:stretchy="false">)</math:mo>
        </math:mrow>
        <math:mo math:stretchy="false">=</math:mo>
        <math:mi>log</math:mi>
      </math:mrow>
      <math:mfrac>
        <math:mrow>
          <math:mo math:stretchy="false">(</math:mo>
          <math:mfrac>
            <math:msub>
              <math:mrow>
                <math:mo math:stretchy="false">∥</math:mo>
                <math:mrow>
                  <math:msup>
                    <math:mi>x</math:mi>
                    <math:mrow>
                      <math:mo math:stretchy="false">(</math:mo>
                      <math:mi>k</math:mi>
                      <math:mo math:stretchy="false">)</math:mo>
                    </math:mrow>
                  </math:msup>
                  <math:mo math:stretchy="false">−</math:mo>
                  <math:mi>x</math:mi>
                </math:mrow>
                <math:mo math:stretchy="false">∥</math:mo>
              </math:mrow>
              <math:mo math:stretchy="false">∞</math:mo>
            </math:msub>
            <math:msub>
              <math:mrow>
                <math:mo math:stretchy="false">∥</math:mo>
                <math:mrow>
                  <math:msup>
                    <math:mi>x</math:mi>
                    <math:mrow>
                      <math:mo math:stretchy="false">(</math:mo>
                      <math:mn>0</math:mn>
                      <math:mo math:stretchy="false">)</math:mo>
                    </math:mrow>
                  </math:msup>
                  <math:mo math:stretchy="false">−</math:mo>
                  <math:mi>x</math:mi>
                </math:mrow>
                <math:mo math:stretchy="false">∥</math:mo>
              </math:mrow>
              <math:mo math:stretchy="false">∞</math:mo>
            </math:msub>
          </math:mfrac>
          <math:mo math:stretchy="false">)</math:mo>
        </math:mrow>
        <math:mi>k</math:mi>
      </math:mfrac>
    </math:mrow>
    <math:annotation math:encoding="StarMath 5.0">log (%rho rsub{GS}) = log (ldline x rsup{(k)} -x rdline rsub{infinity} over ldline x rsup{(0)} -x rdline rsub{infinity}) over k</math:annotation>
  </math:semantics>
</math:math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style:rotation-angle="55" style:direction="ltr"/>
      <style:graphic-properties svg:stroke-color="#b3b3b3"/>
      <style:text-properties fo:font-size="6pt" style:font-size-asian="8pt" style:font-size-complex="8pt"/>
    </style:style>
    <style:style style:name="ch5" style:family="chart" style:data-style-name="N0">
      <style:chart-properties chart:display-label="true" chart:logarithmic="false" chart:minimum="1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997cm" svg:height="10.516cm" chart:class="chart:line" chart:style-name="ch1">
        <chart:legend chart:legend-position="end" svg:x="9.679cm" svg:y="4.976cm" chart:style-name="ch2"/>
        <chart:plot-area chart:style-name="ch3" chart:data-source-has-labels="both" svg:x="0.238cm" svg:y="0.208cm" svg:width="9.202cm" svg:height="9.882cm">
          <chart:axis chart:dimension="x" chart:name="primary-x" chart:style-name="ch4"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es</text:p>
              </table:table-cell>
            </table:table-row>
          </table:table-header-rows>
          <table:table-rows>
            <table:table-row>
              <table:table-cell office:value-type="string">
                <text:p>1.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.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1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2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2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2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2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2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2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n</math:mi>
      </math:msub>
      <math:mrow>
        <math:msub>
          <math:mi>X</math:mi>
          <math:mi>n</math:mi>
        </math:msub>
        <math:mo math:stretchy="false">=</math:mo>
        <math:msub>
          <math:mi>b</math:mi>
          <math:mi>n</math:mi>
        </math:msub>
      </math:mrow>
    </math:mrow>
    <math:annotation math:encoding="StarMath 5.0">A rsub{n} X rsub{n} = b rsub{n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 rsub{n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2</math:mn>
      </math:msub>
      <math:mo math:stretchy="false">=</math:mo>
      <math:mfenced math:open="" math:close="">
        <math:mtable>
          <math:mtr>
            <math:mtd>
              <math:mn>4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</math:mtr>
          <math:mtr>
            <math:mtd>
              <math:mrow>
                <math:mo math:stretchy="false">−</math:mo>
                <math:mn>1</math:mn>
              </math:mrow>
            </math:mtd>
            <math:mtd>
              <math:mn>4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4</math:mn>
            </math:mtd>
          </math:mtr>
        </math:mtable>
      </math:mfenced>
    </math:mrow>
    <math:annotation math:encoding="StarMath 5.0">B_2= left ( matrix{4#-1  #0 ## -1  #4#-1  ##0 #-1  #4} right 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 rsub{n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 rsub{n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 rsub{n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9</math:mn>
      </math:mrow>
      <math:mo math:stretchy="false">→</math:mo>
      <math:mrow>
        <math:msub>
          <math:mo math:stretchy="false">ω</math:mo>
          <math:mi math:fontstyle="italic">óptimo</math:mi>
        </math:msub>
        <math:mo math:stretchy="false">≃</math:mo>
        <math:mn>1,250</math:mn>
      </math:mrow>
    </math:mrow>
    <math:annotation math:encoding="StarMath 5.0">n=9 rightarrow %omega rsub{óptimo} simeq 1,250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12</math:mn>
      </math:mrow>
      <math:mo math:stretchy="false">→</math:mo>
      <math:mrow>
        <math:msub>
          <math:mo math:stretchy="false">ω</math:mo>
          <math:mi math:fontstyle="italic">óptimo</math:mi>
        </math:msub>
        <math:mo math:stretchy="false">≃</math:mo>
        <math:mn>1,302</math:mn>
      </math:mrow>
    </math:mrow>
    <math:annotation math:encoding="StarMath 5.0">n=12 rightarrow %omega rsub{óptimo} simeq 1,302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30</math:mn>
      </math:mrow>
      <math:mo math:stretchy="false">→</math:mo>
      <math:mrow>
        <math:msub>
          <math:mo math:stretchy="false">ω</math:mo>
          <math:mi math:fontstyle="italic">óptimo</math:mi>
        </math:msub>
        <math:mo math:stretchy="false">≃</math:mo>
        <math:mn>1,320</math:mn>
      </math:mrow>
    </math:mrow>
    <math:annotation math:encoding="StarMath 5.0">n=30 rightarrow %omega rsub{óptimo} simeq 1,320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i math:fontstyle="italic">óptimo</math:mi>
      </math:msub>
      <math:mo math:stretchy="false">=</math:mo>
      <math:mfrac>
        <math:mn>2</math:mn>
        <math:mrow>
          <math:mn>1</math:mn>
          <math:mo math:stretchy="false">+</math:mo>
          <math:msqrt>
            <math:mrow>
              <math:mrow>
                <math:mn>1</math:mn>
                <math:mo math:stretchy="false">−</math:mo>
                <math:mo math:stretchy="false">ρ</math:mo>
              </math:mrow>
              <math:mrow>
                <math:mo math:stretchy="false">(</math:mo>
                <math:msub>
                  <math:mi>T</math:mi>
                  <math:mi math:fontstyle="italic">GS</math:mi>
                </math:msub>
                <math:mo math:stretchy="false">)</math:mo>
              </math:mrow>
            </math:mrow>
          </math:msqrt>
        </math:mrow>
      </math:mfrac>
    </math:mrow>
    <math:annotation math:encoding="StarMath 5.0">%omega rsub{óptimo}  = {2} over {1+sqrt{1-%rho(T rsub{GS})} } 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6</math:mn>
      </math:mrow>
      <math:mo math:stretchy="false">→</math:mo>
      <math:mrow>
        <math:msub>
          <math:mo math:stretchy="false">ω</math:mo>
          <math:mi math:fontstyle="italic">óptimo</math:mi>
        </math:msub>
        <math:mo math:stretchy="false">≃</math:mo>
        <math:mn>1,189</math:mn>
      </math:mrow>
    </math:mrow>
    <math:annotation math:encoding="StarMath 5.0">n=6 rightarrow %omega rsub{óptimo} simeq 1,189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9</math:mn>
      </math:mrow>
      <math:mo math:stretchy="false">→</math:mo>
      <math:mrow>
        <math:msub>
          <math:mo math:stretchy="false">ω</math:mo>
          <math:mi math:fontstyle="italic">óptimo</math:mi>
        </math:msub>
        <math:mo math:stretchy="false">≃</math:mo>
        <math:mn>1,261</math:mn>
      </math:mrow>
    </math:mrow>
    <math:annotation math:encoding="StarMath 5.0">n=9 rightarrow %omega rsub{óptimo} simeq 1,261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12</math:mn>
      </math:mrow>
      <math:mo math:stretchy="false">→</math:mo>
      <math:mrow>
        <math:msub>
          <math:mo math:stretchy="false">ω</math:mo>
          <math:mi math:fontstyle="italic">óptimo</math:mi>
        </math:msub>
        <math:mo math:stretchy="false">≃</math:mo>
        <math:mn>1,293</math:mn>
      </math:mrow>
    </math:mrow>
    <math:annotation math:encoding="StarMath 5.0">n=12 rightarrow %omega rsub{óptimo} simeq 1,293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1</math:mn>
      </math:msub>
      <math:mo math:stretchy="false">=</math:mo>
      <math:mfenced math:open="" math:close="">
        <math:mtable>
          <math:mtr>
            <math:mtd>
              <math:mn>2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0</math:mn>
            </math:mtd>
          </math:mtr>
          <math:mtr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2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</math:mtr>
          <math:mtr>
            <math:mtd>
              <math:mn>0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2</math:mn>
            </math:mtd>
          </math:mtr>
        </math:mtable>
      </math:mfenced>
    </math:mrow>
    <math:annotation math:encoding="StarMath 5.0">B_1= left ( matrix{2# {-1} over {2} #0 ## {-1} over {2}  #2# {-1} over {2}  ##0 # {-1} over {2}  #2} right 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30</math:mn>
      </math:mrow>
      <math:mo math:stretchy="false">→</math:mo>
      <math:mrow>
        <math:msub>
          <math:mo math:stretchy="false">ω</math:mo>
          <math:mi math:fontstyle="italic">óptimo</math:mi>
        </math:msub>
        <math:mo math:stretchy="false">≃</math:mo>
        <math:mn>1,339</math:mn>
      </math:mrow>
    </math:mrow>
    <math:annotation math:encoding="StarMath 5.0">n=30 rightarrow %omega rsub{óptimo} simeq 1,339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o math:stretchy="false">=</math:mo>
      <math:mn>1</math:mn>
    </math:mrow>
    <math:annotation math:encoding="StarMath 5.0">%omega = 1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>
      <math:mi>x</math:mi>
      <math:mn>0</math:mn>
    </math:msub>
    <math:annotation math:encoding="StarMath 5.0">x_0</math:annotation>
  </math:semantics>
</math:math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117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17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17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 style:data-style-name="N118">
      <style:table-cell-properties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text-position="sub 58%" style:font-size-asian="6.80000019073486pt" style:font-size-complex="6.8000001907348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normal" style:font-size-asian="12pt" style:language-asian="en" style:country-asian="US" style:font-weight-asian="normal" style:font-size-complex="12pt" style:font-weight-complex="normal"/>
    </style:style>
    <style:style style:name="T4" style:family="text">
      <style:text-properties fo:language="en" fo:country="US" fo:font-style="normal" fo:font-weight="normal" style:font-size-asian="12pt" style:language-asian="en" style:country-asian="US" style:font-weight-asian="normal" style:font-name-complex="Times New Roman" style:font-size-complex="12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ce8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4" office:value-type="string">
            <text:p>Gauss Seidel</text:p>
          </table:table-cell>
          <table:table-cell table:style-name="ce4" office:value-type="string">
            <text:p>Directo</text:p>
          </table:table-cell>
          <table:table-cell table:style-name="ce7" office:value-type="string">
            <text:p><text:span text:style-name="T2">Error Relativo </text:span><text:span text:style-name="T3"><text:s/></text:span><text:span text:style-name="T4">(Δa/a)</text:span>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float" office:value="0.99892">
            <text:p>0.99892</text:p>
          </table:table-cell>
          <table:table-cell table:style-name="ce5" office:value-type="float" office:value="1">
            <text:p>1.00000</text:p>
          </table:table-cell>
          <table:table-cell table:formula="of:=[.C2]-[.B2]" office:value-type="percentage" office:value="0.00107999999999997">
            <text:p>0.108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9879">
            <text:p>0.99879</text:p>
          </table:table-cell>
          <table:table-cell office:value-type="float" office:value="1">
            <text:p>1.00000</text:p>
          </table:table-cell>
          <table:table-cell table:formula="of:=[.C3]-[.B3]" office:value-type="percentage" office:value="0.00120999999999993">
            <text:p>0.121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9932">
            <text:p>0.99932</text:p>
          </table:table-cell>
          <table:table-cell office:value-type="float" office:value="1">
            <text:p>1.00000</text:p>
          </table:table-cell>
          <table:table-cell table:formula="of:=[.C4]-[.B4]" office:value-type="percentage" office:value="0.000679999999999903">
            <text:p>0.068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9925">
            <text:p>0.99925</text:p>
          </table:table-cell>
          <table:table-cell office:value-type="float" office:value="1">
            <text:p>1.00000</text:p>
          </table:table-cell>
          <table:table-cell table:formula="of:=[.C5]-[.B5]" office:value-type="percentage" office:value="0.000749999999999917">
            <text:p>0.075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9917">
            <text:p>0.99917</text:p>
          </table:table-cell>
          <table:table-cell office:value-type="float" office:value="1">
            <text:p>1.00000</text:p>
          </table:table-cell>
          <table:table-cell table:formula="of:=[.C6]-[.B6]" office:value-type="percentage" office:value="0.000829999999999886">
            <text:p>0.083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9953">
            <text:p>0.99953</text:p>
          </table:table-cell>
          <table:table-cell office:value-type="float" office:value="1">
            <text:p>1.00000</text:p>
          </table:table-cell>
          <table:table-cell table:formula="of:=[.C7]-[.B7]" office:value-type="percentage" office:value="0.00046999999999997">
            <text:p>0.047%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9965">
            <text:p>0.99965</text:p>
          </table:table-cell>
          <table:table-cell office:value-type="float" office:value="1">
            <text:p>1.00000</text:p>
          </table:table-cell>
          <table:table-cell table:formula="of:=[.C8]-[.B8]" office:value-type="percentage" office:value="0.000349999999999961">
            <text:p>0.035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996">
            <text:p>0.99960</text:p>
          </table:table-cell>
          <table:table-cell office:value-type="float" office:value="1">
            <text:p>1.00000</text:p>
          </table:table-cell>
          <table:table-cell table:formula="of:=[.C9]-[.B9]" office:value-type="percentage" office:value="0.000399999999999956">
            <text:p>0.040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9978">
            <text:p>0.99978</text:p>
          </table:table-cell>
          <table:table-cell office:value-type="float" office:value="1">
            <text:p>1.00000</text:p>
          </table:table-cell>
          <table:table-cell table:formula="of:=[.C10]-[.B10]" office:value-type="percentage" office:value="0.000219999999999887">
            <text:p>0.022%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Default" table:number-columns-repeated="3"/>
          <table:table-cell/>
        </table:table-row>
      </table:table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11/07/2009</text:date>, <text:time>19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o math:stretchy="false">ω</math:mo>
      <math:mi math:fontstyle="italic">óptimo</math:mi>
    </math:msub>
    <math:annotation math:encoding="StarMath 5.0">%omega rsub{óptimo}</math:annotation>
  </math:semantics>
</math:math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style:rotation-angle="55" style:direction="ltr"/>
      <style:graphic-properties svg:stroke-color="#b3b3b3"/>
      <style:text-properties fo:font-size="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997cm" svg:height="10.516cm" chart:class="chart:line" chart:style-name="ch1">
        <chart:legend chart:legend-position="end" svg:x="9.679cm" svg:y="4.976cm" chart:style-name="ch2"/>
        <chart:plot-area chart:style-name="ch3" chart:data-source-has-labels="both" svg:x="0.238cm" svg:y="0.208cm" svg:width="9.202cm" svg:height="9.884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es</text:p>
              </table:table-cell>
            </table:table-row>
          </table:table-header-rows>
          <table:table-rows>
            <table:table-row>
              <table:table-cell office:value-type="string">
                <text:p>1.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.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.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.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.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.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.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.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8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3</math:mn>
      </math:msub>
      <math:mo math:stretchy="false">=</math:mo>
      <math:mfenced math:open="" math:close="">
        <math:mtable>
          <math:mtr>
            <math:mtd>
              <math:mn>3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0</math:mn>
            </math:mtd>
          </math:mtr>
          <math:mtr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3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</math:mtr>
          <math:mtr>
            <math:mtd>
              <math:mn>0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3</math:mn>
            </math:mtd>
          </math:mtr>
        </math:mtable>
      </math:mfenced>
    </math:mrow>
    <math:annotation math:encoding="StarMath 5.0">B_3= left ( matrix{3# {-1} over {2} #0 ## {-1} over {2}  #3# {-1} over {2}  ##0 # {-1} over {2}  #3} right )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row>
            <math:mo math:stretchy="false">∥</math:mo>
            <math:mrow>
              <math:msup>
                <math:mi>x</math:mi>
                <math:mi>k</math:mi>
              </math:msup>
              <math:mo math:stretchy="false">−</math:mo>
              <math:mi>x</math:mi>
            </math:mrow>
            <math:mo math:stretchy="false">∥</math:mo>
          </math:mrow>
          <math:mo math:stretchy="false">∞</math:mo>
        </math:msub>
        <math:mo math:stretchy="false">≈</math:mo>
        <math:msubsup>
          <math:mi>p</math:mi>
          <math:mi math:fontstyle="italic">GS</math:mi>
          <math:mi>k</math:mi>
        </math:msubsup>
      </math:mrow>
      <math:msub>
        <math:mrow>
          <math:mo math:stretchy="false">∥</math:mo>
          <math:mrow>
            <math:msup>
              <math:mi>x</math:mi>
              <math:mn>0</math:mn>
            </math:msup>
            <math:mo math:stretchy="false">−</math:mo>
            <math:mi>x</math:mi>
          </math:mrow>
          <math:mo math:stretchy="false">∥</math:mo>
        </math:mrow>
        <math:mo math:stretchy="false">∞</math:mo>
      </math:msub>
    </math:mrow>
    <math:annotation math:encoding="StarMath 5.0">{ ldline x^{k} - x rdline _infinity } approx p^{k}_{GS}{ ldline x^{0} - x rdline _infinity 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>
      <math:mo math:stretchy="false">ω</math:mo>
      <math:mi math:fontstyle="italic">óptimo</math:mi>
    </math:msub>
    <math:annotation math:encoding="StarMath 5.0">%omega rsub{óptimo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ub>
      <math:mo math:stretchy="false">ω</math:mo>
      <math:mi math:fontstyle="italic">óptimo</math:mi>
    </math:msub>
    <math:annotation math:encoding="StarMath 5.0">%omega rsub{óptimo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i math:fontstyle="italic">óptimo</math:mi>
      </math:msub>
      <math:mo math:stretchy="false">=</math:mo>
      <math:mfrac>
        <math:mn>2</math:mn>
        <math:mrow>
          <math:mn>1</math:mn>
          <math:mo math:stretchy="false">+</math:mo>
          <math:msqrt>
            <math:mrow>
              <math:mrow>
                <math:mn>1</math:mn>
                <math:mo math:stretchy="false">−</math:mo>
                <math:mo math:stretchy="false">ρ</math:mo>
              </math:mrow>
              <math:mrow>
                <math:mo math:stretchy="false">(</math:mo>
                <math:msub>
                  <math:mi>T</math:mi>
                  <math:mi math:fontstyle="italic">GS</math:mi>
                </math:msub>
                <math:mo math:stretchy="false">)</math:mo>
              </math:mrow>
            </math:mrow>
          </math:msqrt>
        </math:mrow>
      </math:mfrac>
    </math:mrow>
    <math:annotation math:encoding="StarMath 5.0">%omega rsub{óptimo}  = {2} over {1+sqrt{1-%rho(T rsub{GS})} } 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ub>
      <math:mo math:stretchy="false">ω</math:mo>
      <math:mi math:fontstyle="italic">óptimo</math:mi>
    </math:msub>
    <math:annotation math:encoding="StarMath 5.0">%omega rsub{óptimo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6</math:mn>
      </math:mrow>
      <math:mo math:stretchy="false">→</math:mo>
      <math:mrow>
        <math:msub>
          <math:mi>b</math:mi>
          <math:mi>n</math:mi>
        </math:msub>
        <math:mo math:stretchy="false">=</math:mo>
        <math:mfenced math:open="" math:close="">
          <math:mrow>
            <math:mfrac>
              <math:mn>1</math:mn>
              <math:mn>2</math:mn>
            </math:mfrac>
            <math:mi/>
            <math:mi>,</math:mi>
            <math:mi/>
            <math:mn>0</math:mn>
            <math:mi/>
            <math:mi>,</math:mi>
            <math:mi/>
            <math:mfrac>
              <math:mn>1</math:mn>
              <math:mn>2</math:mn>
            </math:mfrac>
            <math:mi/>
            <math:mi>,</math:mi>
            <math:mi/>
            <math:mfrac>
              <math:mn>3</math:mn>
              <math:mn>2</math:mn>
            </math:mfrac>
            <math:mi/>
            <math:mi>,</math:mi>
            <math:mi/>
            <math:mn>1</math:mn>
            <math:mi/>
            <math:mi>,</math:mi>
            <math:mi/>
            <math:mfrac>
              <math:mn>3</math:mn>
              <math:mn>2</math:mn>
            </math:mfrac>
            <math:mi/>
          </math:mrow>
        </math:mfenced>
      </math:mrow>
    </math:mrow>
    <math:annotation math:encoding="StarMath 5.0">n=6 rightarrow b_n = left({1}over{2}`,`0 `,`{1}over{2} `,`{3}over{2} `,`1 `,`{3}over{2}` right)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9</math:mn>
      </math:mrow>
      <math:mo math:stretchy="false">→</math:mo>
      <math:mrow>
        <math:msub>
          <math:mi>b</math:mi>
          <math:mi>n</math:mi>
        </math:msub>
        <math:mo math:stretchy="false">=</math:mo>
        <math:mfenced math:open="" math:close="">
          <math:mrow>
            <math:mfrac>
              <math:mn>1</math:mn>
              <math:mn>2</math:mn>
            </math:mfrac>
            <math:mi/>
            <math:mi>,</math:mi>
            <math:mi/>
            <math:mn>0</math:mn>
            <math:mi/>
            <math:mi>,</math:mi>
            <math:mi/>
            <math:mfrac>
              <math:mn>1</math:mn>
              <math:mn>2</math:mn>
            </math:mfrac>
            <math:mi/>
            <math:mi>,</math:mi>
            <math:mi/>
            <math:mn>1</math:mn>
            <math:mi/>
            <math:mi>,</math:mi>
            <math:mi/>
            <math:mn>0</math:mn>
            <math:mi/>
            <math:mi>,</math:mi>
            <math:mi/>
            <math:mn>1</math:mn>
            <math:mi/>
            <math:mi>,</math:mi>
            <math:mi/>
            <math:mfrac>
              <math:mn>3</math:mn>
              <math:mn>2</math:mn>
            </math:mfrac>
            <math:mi/>
            <math:mi>,</math:mi>
            <math:mi/>
            <math:mn>1</math:mn>
            <math:mi/>
            <math:mi>,</math:mi>
            <math:mi/>
            <math:mfrac>
              <math:mn>3</math:mn>
              <math:mn>2</math:mn>
            </math:mfrac>
            <math:mi/>
          </math:mrow>
        </math:mfenced>
      </math:mrow>
    </math:mrow>
    <math:annotation math:encoding="StarMath 5.0">n=9 rightarrow b_n = left({1}over{2}`,`0 `,`{1}over{2} `,`1 `,`0 `,`1`,`{3}over{2}`,`1`,`{3}over{2}`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n>6</math:mn>
      </math:msub>
      <math:mo math:stretchy="false">=</math:mo>
      <math:mfenced math:open="" math:close="">
        <math:mtable>
          <math:mtr>
            <math:mtd>
              <math:msub>
                <math:mi>B</math:mi>
                <math:mn>1</math:mn>
              </math:msub>
            </math:mtd>
            <math:mtd>
              <math:msub>
                <math:mi>D</math:mi>
                <math:mn>1</math:mn>
              </math:msub>
            </math:mtd>
          </math:mtr>
          <math:mtr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3</math:mn>
              </math:msub>
            </math:mtd>
          </math:mtr>
        </math:mtable>
      </math:mfenced>
    </math:mrow>
    <math:annotation math:encoding="StarMath 5.0">A_6= left ( matrix{B_1#D_1 ## D_1#B_3} right )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12</math:mn>
      </math:mrow>
      <math:mo math:stretchy="false">→</math:mo>
      <math:mrow>
        <math:msub>
          <math:mi>b</math:mi>
          <math:mi>n</math:mi>
        </math:msub>
        <math:mo math:stretchy="false">=</math:mo>
        <math:mfenced math:open="" math:close="">
          <math:mrow>
            <math:mfrac>
              <math:mn>1</math:mn>
              <math:mn>2</math:mn>
            </math:mfrac>
            <math:mi/>
            <math:mi>,</math:mi>
            <math:mi/>
            <math:mn>0</math:mn>
            <math:mi/>
            <math:mi>,</math:mi>
            <math:mi/>
            <math:mfrac>
              <math:mn>1</math:mn>
              <math:mn>2</math:mn>
            </math:mfrac>
            <math:mi/>
            <math:mi>,</math:mi>
            <math:mi/>
            <math:mn>1</math:mn>
            <math:mi/>
            <math:mi>,</math:mi>
            <math:mi/>
            <math:mn>0</math:mn>
            <math:mi/>
            <math:mi>,</math:mi>
            <math:mi/>
            <math:mn>1</math:mn>
            <math:mi/>
            <math:mi>,</math:mi>
            <math:mi/>
            <math:mn>1</math:mn>
            <math:mi/>
            <math:mi>,</math:mi>
            <math:mi/>
            <math:mn>0</math:mn>
            <math:mi/>
            <math:mi>,</math:mi>
            <math:mi/>
            <math:mn>1</math:mn>
            <math:mi/>
            <math:mi>,</math:mi>
            <math:mi/>
            <math:mfrac>
              <math:mn>3</math:mn>
              <math:mn>2</math:mn>
            </math:mfrac>
            <math:mi/>
            <math:mi>,</math:mi>
            <math:mi/>
            <math:mn>1</math:mn>
            <math:mi/>
            <math:mi>,</math:mi>
            <math:mi/>
            <math:mfrac>
              <math:mn>3</math:mn>
              <math:mn>2</math:mn>
            </math:mfrac>
            <math:mi/>
          </math:mrow>
        </math:mfenced>
      </math:mrow>
    </math:mrow>
    <math:annotation math:encoding="StarMath 5.0">n=12 rightarrow b_n = left({1}over{2}`,`0 `,`{1}over{2} `,`1 `,`0 `,`1 `,`1 `,`0 `,`1`,`{3}over{2}`,`1`,`{3}over{2}`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30</math:mn>
      </math:mrow>
      <math:mo math:stretchy="false">→</math:mo>
      <math:mrow>
        <math:msub>
          <math:mi>b</math:mi>
          <math:mi>n</math:mi>
        </math:msub>
        <math:mo math:stretchy="false">=</math:mo>
        <math:mstyle math:fontsize="8pt">
          <math:mrow>
            <math:mfenced math:open="" math:close="">
              <math:mrow>
                <math:mfrac>
                  <math:mn>1</math:mn>
                  <math:mn>2</math:mn>
                </math:mfrac>
                <math:mi/>
                <math:mi>,</math:mi>
                <math:mi/>
                <math:mn>0</math:mn>
                <math:mi/>
                <math:mi>,</math:mi>
                <math:mi/>
                <math:mfrac>
                  <math:mn>1</math:mn>
                  <math:mn>2</math:mn>
                </math:mfrac>
                <math:mi/>
                <math:mi>,</math:mi>
                <math:mi/>
                <math:mn>1</math:mn>
                <math:mi/>
                <math:mi>,</math:mi>
                <math:mi/>
                <math:mn>0</math:mn>
                <math:mi/>
                <math:mi>,</math:mi>
                <math:mi/>
                <math:mn>1</math:mn>
                <math:mi/>
                <math:mi>,</math:mi>
                <math:mi/>
                <math:mn>1</math:mn>
                <math:mi/>
                <math:mi>,</math:mi>
                <math:mi/>
                <math:mn>0</math:mn>
                <math:mi/>
                <math:mi>,</math:mi>
                <math:mi/>
                <math:mn>1</math:mn>
                <math:mi/>
                <math:mi>,</math:mi>
                <math:mi/>
                <math:mn>1</math:mn>
                <math:mi/>
                <math:mi>,</math:mi>
                <math:mi/>
                <math:mn>0</math:mn>
                <math:mi/>
                <math:mi>,</math:mi>
                <math:mi/>
                <math:mn>1</math:mn>
                <math:mi/>
                <math:mi>,</math:mi>
                <math:mi/>
                <math:mn>1</math:mn>
                <math:mi/>
                <math:mi>,</math:mi>
                <math:mi/>
                <math:mn>0</math:mn>
                <math:mi/>
                <math:mi>,</math:mi>
                <math:mi/>
                <math:mn>1</math:mn>
                <math:mi/>
                <math:mi>,</math:mi>
                <math:mi/>
                <math:mn>1</math:mn>
                <math:mi/>
                <math:mi>,</math:mi>
                <math:mi/>
                <math:mn>0</math:mn>
                <math:mi/>
                <math:mi>,</math:mi>
                <math:mi/>
                <math:mn>1</math:mn>
                <math:mi/>
                <math:mi>,</math:mi>
                <math:mi/>
                <math:mn>1</math:mn>
                <math:mi/>
                <math:mi>,</math:mi>
                <math:mi/>
                <math:mn>0</math:mn>
                <math:mi/>
                <math:mi>,</math:mi>
                <math:mi/>
                <math:mn>1</math:mn>
                <math:mi/>
                <math:mi>,</math:mi>
                <math:mi/>
                <math:mn>1</math:mn>
                <math:mi/>
                <math:mi>,</math:mi>
                <math:mi/>
                <math:mn>0</math:mn>
                <math:mi/>
                <math:mi>,</math:mi>
                <math:mi/>
                <math:mn>1</math:mn>
                <math:mi/>
                <math:mi>,</math:mi>
                <math:mi/>
                <math:mn>1</math:mn>
                <math:mi/>
                <math:mi>,</math:mi>
                <math:mi/>
                <math:mn>0</math:mn>
                <math:mi/>
                <math:mi>,</math:mi>
                <math:mi/>
                <math:mn>1</math:mn>
                <math:mi/>
                <math:mi>,</math:mi>
                <math:mi/>
                <math:mfrac>
                  <math:mn>3</math:mn>
                  <math:mn>2</math:mn>
                </math:mfrac>
                <math:mi/>
                <math:mi>,</math:mi>
                <math:mi/>
                <math:mn>1</math:mn>
                <math:mi/>
                <math:mi>,</math:mi>
                <math:mi/>
                <math:mfrac>
                  <math:mn>3</math:mn>
                  <math:mn>2</math:mn>
                </math:mfrac>
                <math:mi/>
              </math:mrow>
            </math:mfenced>
          </math:mrow>
        </math:mstyle>
      </math:mrow>
    </math:mrow>
    <math:annotation math:encoding="StarMath 5.0">n=30 rightarrow b_n = size 8 { left({1}over{2}`,`0 `,`{1}over{2} `,`1 `,`0 `,`1 `,`1 `,`0 `,`1 `,`1 `,`0 `,`1 `,`1 `,`0 `,`1 `,`1 `,`0 `,`1 `,`1 `,`0 `, `1 `,`1 `,`0 `,`1 `,`1 `,`0 `,`1 `,`{3}over{2}`,`1`,`{3}over{2}` right) }</math:annotation>
  </math:semantics>
</math:math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117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17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17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 style:data-style-name="N117">
      <style:table-cell-properties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18">
      <style:table-cell-properties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18"/>
    <style:style style:name="T1" style:family="text">
      <style:text-properties style:text-position="sub 58%" style:font-size-asian="6.80000019073486pt" style:font-size-complex="6.8000001907348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normal" style:font-size-asian="12pt" style:language-asian="en" style:country-asian="US" style:font-weight-asian="normal" style:font-size-complex="12pt" style:font-weight-complex="normal"/>
    </style:style>
    <style:style style:name="T4" style:family="text">
      <style:text-properties fo:language="en" fo:country="US" fo:font-style="normal" fo:font-weight="normal" style:font-size-asian="12pt" style:language-asian="en" style:country-asian="US" style:font-weight-asian="normal" style:font-name-complex="Times New Roman" style:font-size-complex="12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ce9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4" office:value-type="string">
            <text:p>Gauss Seidel</text:p>
          </table:table-cell>
          <table:table-cell table:style-name="ce4" office:value-type="string">
            <text:p>Directo</text:p>
          </table:table-cell>
          <table:table-cell table:style-name="ce7" office:value-type="string">
            <text:p><text:span text:style-name="T2">Error Relativo </text:span><text:span text:style-name="T3"><text:s/></text:span><text:span text:style-name="T4">(Δa/a)</text:span>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float" office:value="0.99944">
            <text:p>0.99944</text:p>
          </table:table-cell>
          <table:table-cell table:style-name="ce5" office:value-type="float" office:value="1">
            <text:p>1.00000</text:p>
          </table:table-cell>
          <table:table-cell table:style-name="ce8" table:formula="of:=[.C2]-[.B2]" office:value-type="float" office:value="0.000559999999999894">
            <text:p>0.0005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9944">
            <text:p>0.99944</text:p>
          </table:table-cell>
          <table:table-cell office:value-type="float" office:value="1">
            <text:p>1.00000</text:p>
          </table:table-cell>
          <table:table-cell table:formula="of:=[.C3]-[.B3]" office:value-type="percentage" office:value="0.000559999999999894">
            <text:p>0.056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9972">
            <text:p>0.99972</text:p>
          </table:table-cell>
          <table:table-cell office:value-type="float" office:value="1">
            <text:p>1.00000</text:p>
          </table:table-cell>
          <table:table-cell table:formula="of:=[.C4]-[.B4]" office:value-type="percentage" office:value="0.000279999999999947">
            <text:p>0.028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9972">
            <text:p>0.99972</text:p>
          </table:table-cell>
          <table:table-cell office:value-type="float" office:value="1">
            <text:p>1.00000</text:p>
          </table:table-cell>
          <table:table-cell table:formula="of:=[.C5]-[.B5]" office:value-type="percentage" office:value="0.000279999999999947">
            <text:p>0.028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9972">
            <text:p>0.99972</text:p>
          </table:table-cell>
          <table:table-cell office:value-type="float" office:value="1">
            <text:p>1.00000</text:p>
          </table:table-cell>
          <table:table-cell table:formula="of:=[.C6]-[.B6]" office:value-type="percentage" office:value="0.000279999999999947">
            <text:p>0.028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9986">
            <text:p>0.99986</text:p>
          </table:table-cell>
          <table:table-cell office:value-type="float" office:value="1">
            <text:p>1.00000</text:p>
          </table:table-cell>
          <table:table-cell table:formula="of:=[.C7]-[.B7]" office:value-type="percentage" office:value="0.000139999999999918">
            <text:p>0.014%</text:p>
          </table:table-cell>
        </table:table-row>
        <table:table-row table:style-name="ro3">
          <table:table-cell table:style-name="Default" table:number-columns-repeated="3"/>
          <table:table-cell table:style-name="ce10"/>
        </table:table-row>
      </table:table>
    </office:spreadshee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11/07/2009</text:date>, <text:time>19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117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17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17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 style:data-style-name="N118">
      <style:table-cell-properties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text-position="sub 58%" style:font-size-asian="6.80000019073486pt" style:font-size-complex="6.8000001907348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normal" style:font-size-asian="12pt" style:language-asian="en" style:country-asian="US" style:font-weight-asian="normal" style:font-size-complex="12pt" style:font-weight-complex="normal"/>
    </style:style>
    <style:style style:name="T4" style:family="text">
      <style:text-properties fo:language="en" fo:country="US" fo:font-style="normal" fo:font-weight="normal" style:font-size-asian="12pt" style:language-asian="en" style:country-asian="US" style:font-weight-asian="normal" style:font-name-complex="Times New Roman" style:font-size-complex="12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ce8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4" office:value-type="string">
            <text:p>Gauss Seidel</text:p>
          </table:table-cell>
          <table:table-cell table:style-name="ce4" office:value-type="string">
            <text:p>Directo</text:p>
          </table:table-cell>
          <table:table-cell table:style-name="ce7" office:value-type="string">
            <text:p><text:span text:style-name="T2">Error Relativo </text:span><text:span text:style-name="T3"><text:s/></text:span><text:span text:style-name="T4">(Δa/a)</text:span>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float" office:value="0.99854">
            <text:p>0.99854</text:p>
          </table:table-cell>
          <table:table-cell table:style-name="ce5" office:value-type="float" office:value="1">
            <text:p>1.00000</text:p>
          </table:table-cell>
          <table:table-cell table:formula="of:=[.C2]-[.B2]" office:value-type="percentage" office:value="0.00145999999999991">
            <text:p>0.146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9831">
            <text:p>0.99831</text:p>
          </table:table-cell>
          <table:table-cell office:value-type="float" office:value="1">
            <text:p>1.00000</text:p>
          </table:table-cell>
          <table:table-cell table:formula="of:=[.C3]-[.B3]" office:value-type="percentage" office:value="0.00168999999999997">
            <text:p>0.169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9903">
            <text:p>0.99903</text:p>
          </table:table-cell>
          <table:table-cell office:value-type="float" office:value="1">
            <text:p>1.00000</text:p>
          </table:table-cell>
          <table:table-cell table:formula="of:=[.C4]-[.B4]" office:value-type="percentage" office:value="0.000969999999999915">
            <text:p>0.097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9889">
            <text:p>0.99889</text:p>
          </table:table-cell>
          <table:table-cell office:value-type="float" office:value="1">
            <text:p>1.00000</text:p>
          </table:table-cell>
          <table:table-cell table:formula="of:=[.C5]-[.B5]" office:value-type="percentage" office:value="0.00110999999999994">
            <text:p>0.111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9872">
            <text:p>0.99872</text:p>
          </table:table-cell>
          <table:table-cell office:value-type="float" office:value="1">
            <text:p>1.00000</text:p>
          </table:table-cell>
          <table:table-cell table:formula="of:=[.C6]-[.B6]" office:value-type="percentage" office:value="0.00127999999999995">
            <text:p>0.128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9926">
            <text:p>0.99926</text:p>
          </table:table-cell>
          <table:table-cell office:value-type="float" office:value="1">
            <text:p>1.00000</text:p>
          </table:table-cell>
          <table:table-cell table:formula="of:=[.C7]-[.B7]" office:value-type="percentage" office:value="0.000739999999999963">
            <text:p>0.074%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float" office:value="0.9993">
            <text:p>0.99930</text:p>
          </table:table-cell>
          <table:table-cell table:style-name="ce5" office:value-type="float" office:value="1">
            <text:p>1.00000</text:p>
          </table:table-cell>
          <table:table-cell table:formula="of:=[.C8]-[.B8]" office:value-type="percentage" office:value="0.000699999999999923">
            <text:p>0.070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9919">
            <text:p>0.99919</text:p>
          </table:table-cell>
          <table:table-cell office:value-type="float" office:value="1">
            <text:p>1.00000</text:p>
          </table:table-cell>
          <table:table-cell table:formula="of:=[.C9]-[.B9]" office:value-type="percentage" office:value="0.000809999999999866">
            <text:p>0.081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9953">
            <text:p>0.99953</text:p>
          </table:table-cell>
          <table:table-cell office:value-type="float" office:value="1">
            <text:p>1.00000</text:p>
          </table:table-cell>
          <table:table-cell table:formula="of:=[.C10]-[.B10]" office:value-type="percentage" office:value="0.00046999999999997">
            <text:p>0.047%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967">
            <text:p>0.99967</text:p>
          </table:table-cell>
          <table:table-cell office:value-type="float" office:value="1">
            <text:p>1.00000</text:p>
          </table:table-cell>
          <table:table-cell table:formula="of:=[.C11]-[.B11]" office:value-type="percentage" office:value="0.000329999999999941">
            <text:p>0.033%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9962">
            <text:p>0.99962</text:p>
          </table:table-cell>
          <table:table-cell office:value-type="float" office:value="1">
            <text:p>1.00000</text:p>
          </table:table-cell>
          <table:table-cell table:formula="of:=[.C12]-[.B12]" office:value-type="percentage" office:value="0.000379999999999936">
            <text:p>0.038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9978">
            <text:p>0.99978</text:p>
          </table:table-cell>
          <table:table-cell office:value-type="float" office:value="1">
            <text:p>1.00000</text:p>
          </table:table-cell>
          <table:table-cell table:formula="of:=[.C13]-[.B13]" office:value-type="percentage" office:value="0.000219999999999887">
            <text:p>0.022%</text:p>
          </table:table-cell>
        </table:table-row>
        <table:table-row table:style-name="ro2">
          <table:table-cell table:style-name="Default" table:number-columns-repeated="3"/>
          <table:table-cell/>
        </table:table-row>
      </table:table>
    </office:spreadshee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11/07/2009</text:date>, <text:time>19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 style:data-style-name="N117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17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 style:data-style-name="N118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18"/>
    <style:style style:name="T1" style:family="text">
      <style:text-properties style:text-position="sub 58%" style:font-size-asian="6.80000019073486pt" style:font-size-complex="6.8000001907348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normal" style:font-size-asian="12pt" style:language-asian="en" style:country-asian="US" style:font-weight-asian="normal" style:font-size-complex="12pt" style:font-weight-complex="normal"/>
    </style:style>
    <style:style style:name="T4" style:family="text">
      <style:text-properties fo:language="en" fo:country="US" fo:font-style="normal" fo:font-weight="normal" style:font-size-asian="12pt" style:language-asian="en" style:country-asian="US" style:font-weight-asian="normal" style:font-name-complex="Times New Roman" style:font-size-complex="12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6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3" office:value-type="string">
            <text:p>Gauss Seidel</text:p>
          </table:table-cell>
          <table:table-cell table:style-name="ce3" office:value-type="string">
            <text:p>Directo</text:p>
          </table:table-cell>
          <table:table-cell table:style-name="ce5" office:value-type="string">
            <text:p><text:span text:style-name="T2">Error Relativo </text:span><text:span text:style-name="T3"><text:s/></text:span><text:span text:style-name="T4">(Δa/a)</text:span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9821">
            <text:p>0.99821</text:p>
          </table:table-cell>
          <table:table-cell office:value-type="float" office:value="1">
            <text:p>1.00000</text:p>
          </table:table-cell>
          <table:table-cell table:formula="of:=[.C2]-[.B2]" office:value-type="percentage" office:value="0.00178999999999996">
            <text:p>0.179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9784">
            <text:p>0.99784</text:p>
          </table:table-cell>
          <table:table-cell office:value-type="float" office:value="1">
            <text:p>1.00000</text:p>
          </table:table-cell>
          <table:table-cell table:formula="of:=[.C3]-[.B3]" office:value-type="percentage" office:value="0.00215999999999994">
            <text:p>0.216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987">
            <text:p>0.99870</text:p>
          </table:table-cell>
          <table:table-cell office:value-type="float" office:value="1">
            <text:p>1.00000</text:p>
          </table:table-cell>
          <table:table-cell table:formula="of:=[.C4]-[.B4]" office:value-type="percentage" office:value="0.00129999999999997">
            <text:p>0.130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9848">
            <text:p>0.99848</text:p>
          </table:table-cell>
          <table:table-cell office:value-type="float" office:value="1">
            <text:p>1.00000</text:p>
          </table:table-cell>
          <table:table-cell table:formula="of:=[.C5]-[.B5]" office:value-type="percentage" office:value="0.00151999999999997">
            <text:p>0.152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9816">
            <text:p>0.99816</text:p>
          </table:table-cell>
          <table:table-cell office:value-type="float" office:value="1">
            <text:p>1.00000</text:p>
          </table:table-cell>
          <table:table-cell table:formula="of:=[.C6]-[.B6]" office:value-type="percentage" office:value="0.00183999999999995">
            <text:p>0.184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9889">
            <text:p>0.99889</text:p>
          </table:table-cell>
          <table:table-cell office:value-type="float" office:value="1">
            <text:p>1.00000</text:p>
          </table:table-cell>
          <table:table-cell table:formula="of:=[.C7]-[.B7]" office:value-type="percentage" office:value="0.00110999999999994">
            <text:p>0.111%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9871">
            <text:p>0.99871</text:p>
          </table:table-cell>
          <table:table-cell office:value-type="float" office:value="1">
            <text:p>1.00000</text:p>
          </table:table-cell>
          <table:table-cell table:formula="of:=[.C8]-[.B8]" office:value-type="percentage" office:value="0.0012899999999999">
            <text:p>0.129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9845">
            <text:p>0.99845</text:p>
          </table:table-cell>
          <table:table-cell office:value-type="float" office:value="1">
            <text:p>1.00000</text:p>
          </table:table-cell>
          <table:table-cell table:formula="of:=[.C9]-[.B9]" office:value-type="percentage" office:value="0.00154999999999994">
            <text:p>0.155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9907">
            <text:p>0.99907</text:p>
          </table:table-cell>
          <table:table-cell office:value-type="float" office:value="1">
            <text:p>1.00000</text:p>
          </table:table-cell>
          <table:table-cell table:formula="of:=[.C10]-[.B10]" office:value-type="percentage" office:value="0.000929999999999875">
            <text:p>0.093%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893">
            <text:p>0.99893</text:p>
          </table:table-cell>
          <table:table-cell office:value-type="float" office:value="1">
            <text:p>1.00000</text:p>
          </table:table-cell>
          <table:table-cell table:formula="of:=[.C11]-[.B11]" office:value-type="percentage" office:value="0.0010699999999999">
            <text:p>0.107%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9871">
            <text:p>0.99871</text:p>
          </table:table-cell>
          <table:table-cell office:value-type="float" office:value="1">
            <text:p>1.00000</text:p>
          </table:table-cell>
          <table:table-cell table:formula="of:=[.C12]-[.B12]" office:value-type="percentage" office:value="0.0012899999999999">
            <text:p>0.129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9923">
            <text:p>0.99923</text:p>
          </table:table-cell>
          <table:table-cell office:value-type="float" office:value="1">
            <text:p>1.00000</text:p>
          </table:table-cell>
          <table:table-cell table:formula="of:=[.C13]-[.B13]" office:value-type="percentage" office:value="0.000769999999999937">
            <text:p>0.077%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9914">
            <text:p>0.99914</text:p>
          </table:table-cell>
          <table:table-cell office:value-type="float" office:value="1">
            <text:p>1.00000</text:p>
          </table:table-cell>
          <table:table-cell table:formula="of:=[.C14]-[.B14]" office:value-type="percentage" office:value="0.000859999999999972">
            <text:p>0.086%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9897">
            <text:p>0.99897</text:p>
          </table:table-cell>
          <table:table-cell office:value-type="float" office:value="1">
            <text:p>1.00000</text:p>
          </table:table-cell>
          <table:table-cell table:formula="of:=[.C15]-[.B15]" office:value-type="percentage" office:value="0.00102999999999986">
            <text:p>0.103%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9938">
            <text:p>0.99938</text:p>
          </table:table-cell>
          <table:table-cell office:value-type="float" office:value="1">
            <text:p>1.00000</text:p>
          </table:table-cell>
          <table:table-cell table:formula="of:=[.C16]-[.B16]" office:value-type="percentage" office:value="0.000619999999999954">
            <text:p>0.062%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9933">
            <text:p>0.99933</text:p>
          </table:table-cell>
          <table:table-cell office:value-type="float" office:value="1">
            <text:p>1.00000</text:p>
          </table:table-cell>
          <table:table-cell table:formula="of:=[.C17]-[.B17]" office:value-type="percentage" office:value="0.000669999999999948">
            <text:p>0.067%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992">
            <text:p>0.99920</text:p>
          </table:table-cell>
          <table:table-cell office:value-type="float" office:value="1">
            <text:p>1.00000</text:p>
          </table:table-cell>
          <table:table-cell table:formula="of:=[.C18]-[.B18]" office:value-type="percentage" office:value="0.000799999999999912">
            <text:p>0.080%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9952">
            <text:p>0.99952</text:p>
          </table:table-cell>
          <table:table-cell office:value-type="float" office:value="1">
            <text:p>1.00000</text:p>
          </table:table-cell>
          <table:table-cell table:formula="of:=[.C19]-[.B19]" office:value-type="percentage" office:value="0.000479999999999925">
            <text:p>0.048%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9951">
            <text:p>0.99951</text:p>
          </table:table-cell>
          <table:table-cell office:value-type="float" office:value="1">
            <text:p>1.00000</text:p>
          </table:table-cell>
          <table:table-cell table:formula="of:=[.C20]-[.B20]" office:value-type="percentage" office:value="0.000489999999999879">
            <text:p>0.049%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9941">
            <text:p>0.99941</text:p>
          </table:table-cell>
          <table:table-cell office:value-type="float" office:value="1">
            <text:p>1.00000</text:p>
          </table:table-cell>
          <table:table-cell table:formula="of:=[.C21]-[.B21]" office:value-type="percentage" office:value="0.000589999999999868">
            <text:p>0.059%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9965">
            <text:p>0.99965</text:p>
          </table:table-cell>
          <table:table-cell office:value-type="float" office:value="1">
            <text:p>1.00000</text:p>
          </table:table-cell>
          <table:table-cell table:formula="of:=[.C22]-[.B22]" office:value-type="percentage" office:value="0.000349999999999961">
            <text:p>0.035%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9966">
            <text:p>0.99966</text:p>
          </table:table-cell>
          <table:table-cell office:value-type="float" office:value="1">
            <text:p>1.00000</text:p>
          </table:table-cell>
          <table:table-cell table:formula="of:=[.C23]-[.B23]" office:value-type="percentage" office:value="0.000339999999999896">
            <text:p>0.034%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996">
            <text:p>0.99960</text:p>
          </table:table-cell>
          <table:table-cell office:value-type="float" office:value="1">
            <text:p>1.00000</text:p>
          </table:table-cell>
          <table:table-cell table:formula="of:=[.C24]-[.B24]" office:value-type="percentage" office:value="0.000399999999999956">
            <text:p>0.040%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9976">
            <text:p>0.99976</text:p>
          </table:table-cell>
          <table:table-cell office:value-type="float" office:value="1">
            <text:p>1.00000</text:p>
          </table:table-cell>
          <table:table-cell table:formula="of:=[.C25]-[.B25]" office:value-type="percentage" office:value="0.000239999999999907">
            <text:p>0.024%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998">
            <text:p>0.99980</text:p>
          </table:table-cell>
          <table:table-cell office:value-type="float" office:value="1">
            <text:p>1.00000</text:p>
          </table:table-cell>
          <table:table-cell table:formula="of:=[.C26]-[.B26]" office:value-type="percentage" office:value="0.000199999999999978">
            <text:p>0.020%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9976">
            <text:p>0.99976</text:p>
          </table:table-cell>
          <table:table-cell office:value-type="float" office:value="1">
            <text:p>1.00000</text:p>
          </table:table-cell>
          <table:table-cell table:formula="of:=[.C27]-[.B27]" office:value-type="percentage" office:value="0.000239999999999907">
            <text:p>0.024%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9986">
            <text:p>0.99986</text:p>
          </table:table-cell>
          <table:table-cell office:value-type="float" office:value="1">
            <text:p>1.00000</text:p>
          </table:table-cell>
          <table:table-cell table:formula="of:=[.C28]-[.B28]" office:value-type="percentage" office:value="0.000139999999999918">
            <text:p>0.014%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9991">
            <text:p>0.99991</text:p>
          </table:table-cell>
          <table:table-cell office:value-type="float" office:value="1">
            <text:p>1.00000</text:p>
          </table:table-cell>
          <table:table-cell table:formula="of:=[.C29]-[.B29]" office:value-type="percentage" office:value="0.0000899999999999235">
            <text:p>0.009%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9989">
            <text:p>0.99989</text:p>
          </table:table-cell>
          <table:table-cell office:value-type="float" office:value="1">
            <text:p>1.00000</text:p>
          </table:table-cell>
          <table:table-cell table:formula="of:=[.C30]-[.B30]" office:value-type="percentage" office:value="0.000109999999999943">
            <text:p>0.011%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9993">
            <text:p>0.99993</text:p>
          </table:table-cell>
          <table:table-cell office:value-type="float" office:value="1">
            <text:p>1.00000</text:p>
          </table:table-cell>
          <table:table-cell table:formula="of:=[.C31]-[.B31]" office:value-type="percentage" office:value="0.0000699999999999035">
            <text:p>0.007%</text:p>
          </table:table-cell>
        </table:table-row>
        <table:table-row table:style-name="ro3">
          <table:table-cell table:style-name="Default" table:number-columns-repeated="3"/>
          <table:table-cell table:style-name="ce7"/>
        </table:table-row>
      </table:table>
    </office:spreadshee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11/07/2009</text:date>, <text:time>19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style:rotation-angle="55" style:direction="ltr"/>
      <style:graphic-properties svg:stroke-color="#b3b3b3"/>
      <style:text-properties fo:font-size="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997cm" svg:height="10.516cm" chart:class="chart:line" chart:style-name="ch1">
        <chart:legend chart:legend-position="end" svg:x="9.679cm" svg:y="4.976cm" chart:style-name="ch2"/>
        <chart:plot-area chart:style-name="ch3" chart:data-source-has-labels="both" svg:x="0.238cm" svg:y="0.208cm" svg:width="9.202cm" svg:height="9.882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es</text:p>
              </table:table-cell>
            </table:table-row>
          </table:table-header-rows>
          <table:table-rows>
            <table:table-row>
              <table:table-cell office:value-type="string">
                <text:p>1.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.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.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.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.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.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style:rotation-angle="55" style:direction="ltr"/>
      <style:graphic-properties svg:stroke-color="#b3b3b3"/>
      <style:text-properties fo:font-size="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997cm" svg:height="10.516cm" chart:class="chart:line" chart:style-name="ch1">
        <chart:legend chart:legend-position="end" svg:x="9.679cm" svg:y="4.976cm" chart:style-name="ch2"/>
        <chart:plot-area chart:style-name="ch3" chart:data-source-has-labels="both" svg:x="0.238cm" svg:y="0.208cm" svg:width="9.202cm" svg:height="9.882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es</text:p>
              </table:table-cell>
            </table:table-row>
          </table:table-header-rows>
          <table:table-rows>
            <table:table-row>
              <table:table-cell office:value-type="string">
                <text:p>1.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.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.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.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.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.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style:rotation-angle="55" style:direction="ltr"/>
      <style:graphic-properties svg:stroke-color="#b3b3b3"/>
      <style:text-properties fo:font-size="6pt" style:font-size-asian="8pt" style:font-size-complex="8pt"/>
    </style:style>
    <style:style style:name="ch5" style:family="chart" style:data-style-name="N0">
      <style:chart-properties chart:display-label="true" chart:logarithmic="false" chart:minimum="15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997cm" svg:height="10.516cm" chart:class="chart:line" chart:style-name="ch1">
        <chart:legend chart:legend-position="end" svg:x="9.679cm" svg:y="4.976cm" chart:style-name="ch2"/>
        <chart:plot-area chart:style-name="ch3" chart:data-source-has-labels="both" svg:x="0.238cm" svg:y="0.208cm" svg:width="9.202cm" svg:height="9.88cm">
          <chart:axis chart:dimension="x" chart:name="primary-x" chart:style-name="ch4"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es</text:p>
              </table:table-cell>
            </table:table-row>
          </table:table-header-rows>
          <table:table-rows>
            <table:table-row>
              <table:table-cell office:value-type="string">
                <text:p>1.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2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2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2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.2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3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3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3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3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3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style:rotation-angle="55" style:direction="ltr"/>
      <style:graphic-properties svg:stroke-color="#b3b3b3"/>
      <style:text-properties fo:font-size="6pt" style:font-size-asian="8pt" style:font-size-complex="8pt"/>
    </style:style>
    <style:style style:name="ch5" style:family="chart" style:data-style-name="N0">
      <style:chart-properties chart:display-label="true" chart:logarithmic="false" chart:minimum="17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997cm" svg:height="10.516cm" chart:class="chart:line" chart:style-name="ch1">
        <chart:legend chart:legend-position="end" svg:x="9.679cm" svg:y="4.976cm" chart:style-name="ch2"/>
        <chart:plot-area chart:style-name="ch3" chart:data-source-has-labels="both" svg:x="0.238cm" svg:y="0.208cm" svg:width="9.202cm" svg:height="9.88cm">
          <chart:axis chart:dimension="x" chart:name="primary-x" chart:style-name="ch4"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es</text:p>
              </table:table-cell>
            </table:table-row>
          </table:table-header-rows>
          <table:table-rows>
            <table:table-row>
              <table:table-cell office:value-type="string">
                <text:p>1.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2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2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.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3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3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.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style:rotation-angle="55" style:direction="ltr"/>
      <style:graphic-properties svg:stroke-color="#b3b3b3"/>
      <style:text-properties fo:font-size="6pt" style:font-size-asian="8pt" style:font-size-complex="8pt"/>
    </style:style>
    <style:style style:name="ch5" style:family="chart" style:data-style-name="N0">
      <style:chart-properties chart:display-label="true" chart:logarithmic="false" chart:minimum="18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997cm" svg:height="10.516cm" chart:class="chart:line" chart:style-name="ch1">
        <chart:legend chart:legend-position="end" svg:x="9.679cm" svg:y="4.976cm" chart:style-name="ch2"/>
        <chart:plot-area chart:style-name="ch3" chart:data-source-has-labels="both" svg:x="0.238cm" svg:y="0.208cm" svg:width="9.202cm" svg:height="9.88cm">
          <chart:axis chart:dimension="x" chart:name="primary-x" chart:style-name="ch4"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es</text:p>
              </table:table-cell>
            </table:table-row>
          </table:table-header-rows>
          <table:table-rows>
            <table:table-row>
              <table:table-cell office:value-type="string">
                <text:p>1.2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.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.2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.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.2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.3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.3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.3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.3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3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3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.3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.3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.3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.3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.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.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.3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.3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.3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.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n>9</math:mn>
      </math:msub>
      <math:mo math:stretchy="false">=</math:mo>
      <math:mfenced math:open="" math:close="">
        <math:mtable>
          <math:mtr>
            <math:mtd>
              <math:msub>
                <math:mi>B</math:mi>
                <math:mn>1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</math:mtr>
          <math:mtr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</math:mtr>
          <math:mtr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3</math:mn>
              </math:msub>
            </math:mtd>
          </math:mtr>
        </math:mtable>
      </math:mfenced>
    </math:mrow>
    <math:annotation math:encoding="StarMath 5.0">A_9= left ( matrix{B_1#D_1# {} ## D_1#B_2#D_1## {} #D_1#B_3} right 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ub>
      <math:mo math:stretchy="false">ω</math:mo>
      <math:mi math:fontstyle="italic">óptimo</math:mi>
    </math:msub>
    <math:annotation math:encoding="StarMath 5.0">%omega rsub{óptimo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sup>
        <math:mi>R</math:mi>
        <math:mi>k</math:mi>
      </math:msup>
      <math:mo math:stretchy="false">≤</math:mo>
      <math:mrow>
        <math:mi math:fontstyle="italic">RTOL</math:mi>
        <math:mi math:fontstyle="italic">donde</math:mi>
        <math:mrow>
          <math:msup>
            <math:mi>R</math:mi>
            <math:mi>k</math:mi>
          </math:msup>
          <math:mo math:stretchy="false">=</math:mo>
          <math:mfrac>
            <math:msub>
              <math:mrow>
                <math:mo math:stretchy="false">∥</math:mo>
                <math:mrow>
                  <math:msup>
                    <math:mi>x</math:mi>
                    <math:mi>k</math:mi>
                  </math:msup>
                  <math:mo math:stretchy="false">−</math:mo>
                  <math:msup>
                    <math:mi>x</math:mi>
                    <math:mrow>
                      <math:mi>k</math:mi>
                      <math:mo math:stretchy="false">−</math:mo>
                      <math:mn>1</math:mn>
                    </math:mrow>
                  </math:msup>
                </math:mrow>
                <math:mo math:stretchy="false">∥</math:mo>
              </math:mrow>
              <math:mo math:stretchy="false">∞</math:mo>
            </math:msub>
            <math:msub>
              <math:mrow>
                <math:mo math:stretchy="false">∥</math:mo>
                <math:msup>
                  <math:mi>x</math:mi>
                  <math:mi>k</math:mi>
                </math:msup>
                <math:mo math:stretchy="false">∥</math:mo>
              </math:mrow>
              <math:mo math:stretchy="false">∞</math:mo>
            </math:msub>
          </math:mfrac>
        </math:mrow>
      </math:mrow>
    </math:mrow>
    <math:annotation math:encoding="StarMath 5.0">R^{k} leslant {RTOL donde R^{k} = { ldline x^{k} - x^{k-1} rdline _infinity  } over {  ldline x^{k} rdline _infinity }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n>12</math:mn>
      </math:msub>
      <math:mo math:stretchy="false">=</math:mo>
      <math:mfenced math:open="" math:close="">
        <math:mtable>
          <math:mtr>
            <math:mtd>
              <math:msub>
                <math:mi>B</math:mi>
                <math:mn>1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  <math:mtd>
              <math:mrow/>
            </math:mtd>
          </math:mtr>
          <math:mtr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</math:mtr>
          <math:mtr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</math:mtr>
          <math:mtr>
            <math:mtd>
              <math:mrow/>
            </math:mtd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3</math:mn>
              </math:msub>
            </math:mtd>
          </math:mtr>
        </math:mtable>
      </math:mfenced>
    </math:mrow>
    <math:annotation math:encoding="StarMath 5.0">A_12= left ( matrix{B_1#D_1# {} # {} ## D_1#B_2#D_1# {}## {} # D_1#B_2#D_1##{} # {} #D_1#B_3} right 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n>30</math:mn>
      </math:msub>
      <math:mo math:stretchy="false">=</math:mo>
      <math:mfenced math:open="" math:close="">
        <math:mtable>
          <math:mtr>
            <math:mtd>
              <math:msub>
                <math:mi>B</math:mi>
                <math:mn>1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</math:mtr>
          <math:mtr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</math:mtr>
          <math:mtr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</math:mtr>
          <math:mtr>
            <math:mtd>
              <math:mrow/>
            </math:mtd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</math:mtr>
          <math:mtr>
            <math:mtd>
              <math:mrow/>
            </math:mtd>
            <math:mtd>
              <math:mrow/>
            </math:mtd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</math:mtr>
          <math:mtr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  <math:mtd>
              <math:mrow/>
            </math:mtd>
            <math:mtd>
              <math:mrow/>
            </math:mtd>
          </math:mtr>
          <math:mtr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  <math:mtd>
              <math:mrow/>
            </math:mtd>
          </math:mtr>
          <math:mtr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  <math:mtd>
              <math:mrow/>
            </math:mtd>
          </math:mtr>
          <math:mtr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2</math:mn>
              </math:msub>
            </math:mtd>
            <math:mtd>
              <math:msub>
                <math:mi>D</math:mi>
                <math:mn>1</math:mn>
              </math:msub>
            </math:mtd>
          </math:mtr>
          <math:mtr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row/>
            </math:mtd>
            <math:mtd>
              <math:msub>
                <math:mi>D</math:mi>
                <math:mn>1</math:mn>
              </math:msub>
            </math:mtd>
            <math:mtd>
              <math:msub>
                <math:mi>B</math:mi>
                <math:mn>3</math:mn>
              </math:msub>
            </math:mtd>
          </math:mtr>
        </math:mtable>
      </math:mfenced>
    </math:mrow>
    <math:annotation math:encoding="StarMath 5.0">A_30= left ( matrix{B_1#D_1# {} #{} #{} #{} #{} #{} #{} #{}
				## D_1#B_2# D_1 #{} #{} #{} #{} #{} #{} #{}
				## {}#D_1# B_2#D_1 #{} #{} #{} #{} #{} #{}
				## {}#{}# D_1 #B_2 #D_1 #{} #{} #{} #{} #{}
				## {}#{}# {} #D_1 #B_2 #D_1#{} #{} #{} #{}
				## {}#{}# {} #{} #D_1 #B_2#D_1 #{} #{} #{}
				## {}#{}# {} #{} #{} #D_1 #B_2 #D_1 #{} #{}
				## {}#{}# {} #{} #{} #{} #D_1 #B_2 #D_1 #{}
				## {}#{}# {} #{} #{} #{} #{} #D_1 #B_2 #D_1
				## {}#{}# {} #{} #{} #{} #{} #{} #D_1 #B_3} right 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n>9</math:mn>
      </math:msub>
      <math:mo math:stretchy="false">=</math:mo>
      <math:mfenced math:open="" math:close="">
        <math:mtable>
          <math:mtr>
            <math:mtd>
              <math:mn>2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2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row/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2</math:mn>
            </math:mtd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n>0</math:mn>
            </math:mtd>
            <math:mtd>
              <math:mn>4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4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4</math:mn>
            </math:mtd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n>0</math:mn>
            </math:mtd>
            <math:mtd>
              <math:mn>3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3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  <math:mtd>
              <math:mfrac>
                <math:mrow>
                  <math:mo math:stretchy="false">−</math:mo>
                  <math:mn>1</math:mn>
                </math:mrow>
                <math:mn>2</math:mn>
              </math:mfrac>
            </math:mtd>
            <math:mtd>
              <math:mn>3</math:mn>
            </math:mtd>
          </math:mtr>
        </math:mtable>
      </math:mfenced>
    </math:mrow>
    <math:annotation math:encoding="StarMath 5.0">A_9= left ( matrix{2	#{-1} over {2}	# 0 			#-1 	#0 		#0 #0 		#0#0
				## {-1} over {2}#2				# {-1} over {2} #0 		#-1 	#0 #0 		#0 #0
				## {}			#{-1} over {2}	# 2				#0 		#0 		#-1 #0 		#0 #0
				## -1#0# 0 #4 #-1 #0#-1 #0 #0 
				## 0#-1# 0 #-1 #4 #-1#0 #-1 #0 
				## 0#0# -1 #0 #-1 #4#0 #0#-1 
				## 0#0# 0 #-1 #0 #0 #3 #{-1} over {2} #0
				## 0#0# 0 #0 #-1 #0 #{-1} over {2} #3 #{-1} over {2}
				## 0#0# 0 #0 #0 #-1 #0 #{-1} over {2} #3 } right )</math:annotation>
  </math:semantics>
</math:math>
</file>